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Y</text:p>
          </table:table-cell>
          <table:table-cell office:value-type="string">
            <text:p>fitted <text:s text:c="2"/></text:p>
          </table:table-cell>
          <table:table-cell office:value-type="string">
            <text:p>residual</text:p>
          </table:table-cell>
          <table:table-cell/>
        </table:table-row>
        <table:table-row table:style-name="ro1">
          <table:table-cell office:value-type="string">
            <text:p>2007:01</text:p>
          </table:table-cell>
          <table:table-cell office:value-type="float" office:value="2.421924">
            <text:p>2.421924</text:p>
          </table:table-cell>
          <table:table-cell office:value-type="float" office:value="2.182626">
            <text:p>2.182626</text:p>
          </table:table-cell>
          <table:table-cell office:value-type="float" office:value="0.239298">
            <text:p>0.239298</text:p>
          </table:table-cell>
          <table:table-cell/>
        </table:table-row>
        <table:table-row table:style-name="ro1">
          <table:table-cell office:value-type="string">
            <text:p>2007:02</text:p>
          </table:table-cell>
          <table:table-cell office:value-type="float" office:value="2.023546">
            <text:p>2.023546</text:p>
          </table:table-cell>
          <table:table-cell office:value-type="float" office:value="2.290537">
            <text:p>2.290537</text:p>
          </table:table-cell>
          <table:table-cell office:value-type="float" office:value="-0.26699">
            <text:p>-0.26699</text:p>
          </table:table-cell>
          <table:table-cell/>
        </table:table-row>
        <table:table-row table:style-name="ro1">
          <table:table-cell office:value-type="string">
            <text:p>2007:03</text:p>
          </table:table-cell>
          <table:table-cell office:value-type="float" office:value="2.464784">
            <text:p>2.464784</text:p>
          </table:table-cell>
          <table:table-cell office:value-type="float" office:value="2.101522">
            <text:p>2.101522</text:p>
          </table:table-cell>
          <table:table-cell office:value-type="float" office:value="0.363262">
            <text:p>0.363262</text:p>
          </table:table-cell>
          <table:table-cell/>
        </table:table-row>
        <table:table-row table:style-name="ro1">
          <table:table-cell office:value-type="string">
            <text:p>2007:04</text:p>
          </table:table-cell>
          <table:table-cell office:value-type="float" office:value="2.654702">
            <text:p>2.654702</text:p>
          </table:table-cell>
          <table:table-cell office:value-type="float" office:value="2.397932">
            <text:p>2.397932</text:p>
          </table:table-cell>
          <table:table-cell office:value-type="float" office:value="0.256769">
            <text:p>0.256769</text:p>
          </table:table-cell>
          <table:table-cell/>
        </table:table-row>
        <table:table-row table:style-name="ro1">
          <table:table-cell office:value-type="string">
            <text:p>2007:05</text:p>
          </table:table-cell>
          <table:table-cell office:value-type="float" office:value="2.972959">
            <text:p>2.972959</text:p>
          </table:table-cell>
          <table:table-cell office:value-type="float" office:value="2.743053">
            <text:p>2.743053</text:p>
          </table:table-cell>
          <table:table-cell office:value-type="float" office:value="0.229906">
            <text:p>0.229906</text:p>
          </table:table-cell>
          <table:table-cell/>
        </table:table-row>
        <table:table-row table:style-name="ro1">
          <table:table-cell office:value-type="string">
            <text:p>2007:06</text:p>
          </table:table-cell>
          <table:table-cell office:value-type="float" office:value="2.560154">
            <text:p>2.560154</text:p>
          </table:table-cell>
          <table:table-cell office:value-type="float" office:value="3.240749">
            <text:p>3.240749</text:p>
          </table:table-cell>
          <table:table-cell office:value-type="float" office:value="-0.680595">
            <text:p>-0.680595</text:p>
          </table:table-cell>
          <table:table-cell/>
        </table:table-row>
        <table:table-row table:style-name="ro1">
          <table:table-cell office:value-type="string">
            <text:p>2007:07</text:p>
          </table:table-cell>
          <table:table-cell office:value-type="float" office:value="3.019137">
            <text:p>3.019137</text:p>
          </table:table-cell>
          <table:table-cell office:value-type="float" office:value="2.548835">
            <text:p>2.548835</text:p>
          </table:table-cell>
          <table:table-cell office:value-type="float" office:value="0.470302">
            <text:p>0.470302</text:p>
          </table:table-cell>
          <table:table-cell/>
        </table:table-row>
        <table:table-row table:style-name="ro1">
          <table:table-cell office:value-type="string">
            <text:p>2007:08</text:p>
          </table:table-cell>
          <table:table-cell office:value-type="float" office:value="2.860347">
            <text:p>2.860347</text:p>
          </table:table-cell>
          <table:table-cell office:value-type="float" office:value="2.771241">
            <text:p>2.771241</text:p>
          </table:table-cell>
          <table:table-cell office:value-type="float" office:value="0.089106">
            <text:p>0.089106</text:p>
          </table:table-cell>
          <table:table-cell/>
        </table:table-row>
        <table:table-row table:style-name="ro1">
          <table:table-cell office:value-type="string">
            <text:p>2007:09</text:p>
          </table:table-cell>
          <table:table-cell office:value-type="float" office:value="2.020979">
            <text:p>2.020979</text:p>
          </table:table-cell>
          <table:table-cell office:value-type="float" office:value="2.534414">
            <text:p>2.534414</text:p>
          </table:table-cell>
          <table:table-cell office:value-type="float" office:value="-0.513435">
            <text:p>-0.513435</text:p>
          </table:table-cell>
          <table:table-cell/>
        </table:table-row>
        <table:table-row table:style-name="ro1">
          <table:table-cell office:value-type="string">
            <text:p>2007:10</text:p>
          </table:table-cell>
          <table:table-cell office:value-type="float" office:value="2.456176">
            <text:p>2.456176</text:p>
          </table:table-cell>
          <table:table-cell office:value-type="float" office:value="2.628343">
            <text:p>2.628343</text:p>
          </table:table-cell>
          <table:table-cell office:value-type="float" office:value="-0.172167">
            <text:p>-0.172167</text:p>
          </table:table-cell>
          <table:table-cell/>
        </table:table-row>
        <table:table-row table:style-name="ro1">
          <table:table-cell office:value-type="string">
            <text:p>2007:11</text:p>
          </table:table-cell>
          <table:table-cell office:value-type="float" office:value="2.889836">
            <text:p>2.889836</text:p>
          </table:table-cell>
          <table:table-cell office:value-type="float" office:value="3.658644">
            <text:p>3.658644</text:p>
          </table:table-cell>
          <table:table-cell office:value-type="float" office:value="-0.768809">
            <text:p>-0.768809</text:p>
          </table:table-cell>
          <table:table-cell/>
        </table:table-row>
        <table:table-row table:style-name="ro1">
          <table:table-cell office:value-type="string">
            <text:p>2007:12</text:p>
          </table:table-cell>
          <table:table-cell office:value-type="float" office:value="3.35837">
            <text:p>3.35837</text:p>
          </table:table-cell>
          <table:table-cell office:value-type="float" office:value="3.284337">
            <text:p>3.284337</text:p>
          </table:table-cell>
          <table:table-cell office:value-type="float" office:value="0.074032">
            <text:p>0.074032</text:p>
          </table:table-cell>
          <table:table-cell/>
        </table:table-row>
        <table:table-row table:style-name="ro1">
          <table:table-cell office:value-type="string">
            <text:p>2008:01</text:p>
          </table:table-cell>
          <table:table-cell office:value-type="float" office:value="2.004179">
            <text:p>2.004179</text:p>
          </table:table-cell>
          <table:table-cell office:value-type="float" office:value="2.553685">
            <text:p>2.553685</text:p>
          </table:table-cell>
          <table:table-cell office:value-type="float" office:value="-0.549506">
            <text:p>-0.549506</text:p>
          </table:table-cell>
          <table:table-cell/>
        </table:table-row>
        <table:table-row table:style-name="ro1">
          <table:table-cell office:value-type="string">
            <text:p>2008:02</text:p>
          </table:table-cell>
          <table:table-cell office:value-type="float" office:value="3.546896">
            <text:p>3.546896</text:p>
          </table:table-cell>
          <table:table-cell office:value-type="float" office:value="2.293861">
            <text:p>2.293861</text:p>
          </table:table-cell>
          <table:table-cell office:value-type="float" office:value="1.253035">
            <text:p>1.25303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2008:03</text:p>
          </table:table-cell>
          <table:table-cell office:value-type="float" office:value="2.854869">
            <text:p>2.854869</text:p>
          </table:table-cell>
          <table:table-cell office:value-type="float" office:value="2.659786">
            <text:p>2.659786</text:p>
          </table:table-cell>
          <table:table-cell office:value-type="float" office:value="0.195083">
            <text:p>0.195083</text:p>
          </table:table-cell>
          <table:table-cell/>
        </table:table-row>
        <table:table-row table:style-name="ro1">
          <table:table-cell office:value-type="string">
            <text:p>2008:04</text:p>
          </table:table-cell>
          <table:table-cell office:value-type="float" office:value="2.588052">
            <text:p>2.588052</text:p>
          </table:table-cell>
          <table:table-cell office:value-type="float" office:value="3.114969">
            <text:p>3.114969</text:p>
          </table:table-cell>
          <table:table-cell office:value-type="float" office:value="-0.526917">
            <text:p>-0.526917</text:p>
          </table:table-cell>
          <table:table-cell/>
        </table:table-row>
        <table:table-row table:style-name="ro1">
          <table:table-cell office:value-type="string">
            <text:p>2008:05</text:p>
          </table:table-cell>
          <table:table-cell office:value-type="float" office:value="2.957867">
            <text:p>2.957867</text:p>
          </table:table-cell>
          <table:table-cell office:value-type="float" office:value="3.303418">
            <text:p>3.303418</text:p>
          </table:table-cell>
          <table:table-cell office:value-type="float" office:value="-0.345551">
            <text:p>-0.345551</text:p>
          </table:table-cell>
          <table:table-cell/>
        </table:table-row>
        <table:table-row table:style-name="ro1">
          <table:table-cell office:value-type="string">
            <text:p>2008:06</text:p>
          </table:table-cell>
          <table:table-cell office:value-type="float" office:value="2.613356">
            <text:p>2.613356</text:p>
          </table:table-cell>
          <table:table-cell office:value-type="float" office:value="2.726388">
            <text:p>2.726388</text:p>
          </table:table-cell>
          <table:table-cell office:value-type="float" office:value="-0.113032">
            <text:p>-0.113032</text:p>
          </table:table-cell>
          <table:table-cell/>
        </table:table-row>
        <table:table-row table:style-name="ro1">
          <table:table-cell office:value-type="string">
            <text:p>2008:07</text:p>
          </table:table-cell>
          <table:table-cell office:value-type="float" office:value="3.060516">
            <text:p>3.060516</text:p>
          </table:table-cell>
          <table:table-cell office:value-type="float" office:value="2.865893">
            <text:p>2.865893</text:p>
          </table:table-cell>
          <table:table-cell office:value-type="float" office:value="0.194623">
            <text:p>0.194623</text:p>
          </table:table-cell>
          <table:table-cell/>
        </table:table-row>
        <table:table-row table:style-name="ro1">
          <table:table-cell office:value-type="string">
            <text:p>2008:08</text:p>
          </table:table-cell>
          <table:table-cell office:value-type="float" office:value="2.563759">
            <text:p>2.563759</text:p>
          </table:table-cell>
          <table:table-cell office:value-type="float" office:value="3.099051">
            <text:p>3.099051</text:p>
          </table:table-cell>
          <table:table-cell office:value-type="float" office:value="-0.535291">
            <text:p>-0.535291</text:p>
          </table:table-cell>
          <table:table-cell/>
        </table:table-row>
        <table:table-row table:style-name="ro1">
          <table:table-cell office:value-type="string">
            <text:p>2008:09</text:p>
          </table:table-cell>
          <table:table-cell office:value-type="float" office:value="3.212704">
            <text:p>3.212704</text:p>
          </table:table-cell>
          <table:table-cell office:value-type="float" office:value="2.669176">
            <text:p>2.669176</text:p>
          </table:table-cell>
          <table:table-cell office:value-type="float" office:value="0.543528">
            <text:p>0.543528</text:p>
          </table:table-cell>
          <table:table-cell/>
        </table:table-row>
        <table:table-row table:style-name="ro1">
          <table:table-cell office:value-type="string">
            <text:p>2008:10</text:p>
          </table:table-cell>
          <table:table-cell office:value-type="float" office:value="1.528803">
            <text:p>1.528803</text:p>
          </table:table-cell>
          <table:table-cell office:value-type="float" office:value="2.585016">
            <text:p>2.585016</text:p>
          </table:table-cell>
          <table:table-cell office:value-type="float" office:value="-1.056213">
            <text:p>-1.056213</text:p>
          </table:table-cell>
          <table:table-cell/>
        </table:table-row>
        <table:table-row table:style-name="ro1">
          <table:table-cell office:value-type="string">
            <text:p>2008:11</text:p>
          </table:table-cell>
          <table:table-cell office:value-type="float" office:value="0.721069">
            <text:p>0.721069</text:p>
          </table:table-cell>
          <table:table-cell office:value-type="float" office:value="1.467471">
            <text:p>1.467471</text:p>
          </table:table-cell>
          <table:table-cell office:value-type="float" office:value="-0.746403">
            <text:p>-0.746403</text:p>
          </table:table-cell>
          <table:table-cell/>
        </table:table-row>
        <table:table-row table:style-name="ro1">
          <table:table-cell office:value-type="string">
            <text:p>2008:12</text:p>
          </table:table-cell>
          <table:table-cell office:value-type="float" office:value="0.285676">
            <text:p>0.285676</text:p>
          </table:table-cell>
          <table:table-cell office:value-type="float" office:value="0.696565">
            <text:p>0.696565</text:p>
          </table:table-cell>
          <table:table-cell office:value-type="float" office:value="-0.410889">
            <text:p>-0.410889</text:p>
          </table:table-cell>
          <table:table-cell/>
        </table:table-row>
        <table:table-row table:style-name="ro1">
          <table:table-cell office:value-type="string">
            <text:p>2009:01</text:p>
          </table:table-cell>
          <table:table-cell office:value-type="float" office:value="-0.166362">
            <text:p>-0.166362</text:p>
          </table:table-cell>
          <table:table-cell office:value-type="float" office:value="0.326405">
            <text:p>0.326405</text:p>
          </table:table-cell>
          <table:table-cell office:value-type="float" office:value="-0.492767">
            <text:p>-0.492767</text:p>
          </table:table-cell>
          <table:table-cell/>
        </table:table-row>
        <table:table-row table:style-name="ro1">
          <table:table-cell office:value-type="string">
            <text:p>2009:02</text:p>
          </table:table-cell>
          <table:table-cell office:value-type="float" office:value="0.492566">
            <text:p>0.492566</text:p>
          </table:table-cell>
          <table:table-cell office:value-type="float" office:value="1.270438">
            <text:p>1.270438</text:p>
          </table:table-cell>
          <table:table-cell office:value-type="float" office:value="-0.777872">
            <text:p>-0.777872</text:p>
          </table:table-cell>
          <table:table-cell/>
        </table:table-row>
        <table:table-row table:style-name="ro1">
          <table:table-cell office:value-type="string">
            <text:p>2009:03</text:p>
          </table:table-cell>
          <table:table-cell office:value-type="float" office:value="2.090692">
            <text:p>2.090692</text:p>
          </table:table-cell>
          <table:table-cell office:value-type="float" office:value="1.198165">
            <text:p>1.198165</text:p>
          </table:table-cell>
          <table:table-cell office:value-type="float" office:value="0.892527">
            <text:p>0.892527</text:p>
          </table:table-cell>
          <table:table-cell/>
        </table:table-row>
        <table:table-row table:style-name="ro1">
          <table:table-cell office:value-type="string">
            <text:p>2009:04</text:p>
          </table:table-cell>
          <table:table-cell office:value-type="float" office:value="1.702772">
            <text:p>1.702772</text:p>
          </table:table-cell>
          <table:table-cell office:value-type="float" office:value="1.225397">
            <text:p>1.225397</text:p>
          </table:table-cell>
          <table:table-cell office:value-type="float" office:value="0.477374">
            <text:p>0.477374</text:p>
          </table:table-cell>
          <table:table-cell/>
        </table:table-row>
        <table:table-row table:style-name="ro1">
          <table:table-cell office:value-type="string">
            <text:p>2009:05</text:p>
          </table:table-cell>
          <table:table-cell office:value-type="float" office:value="2.120741">
            <text:p>2.120741</text:p>
          </table:table-cell>
          <table:table-cell office:value-type="float" office:value="1.782032">
            <text:p>1.782032</text:p>
          </table:table-cell>
          <table:table-cell office:value-type="float" office:value="0.338709">
            <text:p>0.338709</text:p>
          </table:table-cell>
          <table:table-cell/>
        </table:table-row>
        <table:table-row table:style-name="ro1">
          <table:table-cell office:value-type="string">
            <text:p>2009:06</text:p>
          </table:table-cell>
          <table:table-cell office:value-type="float" office:value="1.46152">
            <text:p>1.46152</text:p>
          </table:table-cell>
          <table:table-cell office:value-type="float" office:value="1.329024">
            <text:p>1.329024</text:p>
          </table:table-cell>
          <table:table-cell office:value-type="float" office:value="0.132496">
            <text:p>0.132496</text:p>
          </table:table-cell>
          <table:table-cell/>
        </table:table-row>
        <table:table-row table:style-name="ro1">
          <table:table-cell office:value-type="string">
            <text:p>2009:07</text:p>
          </table:table-cell>
          <table:table-cell office:value-type="float" office:value="2.479783">
            <text:p>2.479783</text:p>
          </table:table-cell>
          <table:table-cell office:value-type="float" office:value="2.405935">
            <text:p>2.405935</text:p>
          </table:table-cell>
          <table:table-cell office:value-type="float" office:value="0.073848">
            <text:p>0.073848</text:p>
          </table:table-cell>
          <table:table-cell/>
        </table:table-row>
        <table:table-row table:style-name="ro1">
          <table:table-cell office:value-type="string">
            <text:p>2009:08</text:p>
          </table:table-cell>
          <table:table-cell office:value-type="float" office:value="1.595645">
            <text:p>1.595645</text:p>
          </table:table-cell>
          <table:table-cell office:value-type="float" office:value="1.6529">
            <text:p>1.6529</text:p>
          </table:table-cell>
          <table:table-cell office:value-type="float" office:value="-0.057255">
            <text:p>-0.057255</text:p>
          </table:table-cell>
          <table:table-cell/>
        </table:table-row>
        <table:table-row table:style-name="ro1">
          <table:table-cell office:value-type="string">
            <text:p>2009:09</text:p>
          </table:table-cell>
          <table:table-cell office:value-type="float" office:value="1.23634">
            <text:p>1.23634</text:p>
          </table:table-cell>
          <table:table-cell office:value-type="float" office:value="1.736726">
            <text:p>1.736726</text:p>
          </table:table-cell>
          <table:table-cell office:value-type="float" office:value="-0.500386">
            <text:p>-0.500386</text:p>
          </table:table-cell>
          <table:table-cell/>
        </table:table-row>
        <table:table-row table:style-name="ro1">
          <table:table-cell office:value-type="string">
            <text:p>2009:10</text:p>
          </table:table-cell>
          <table:table-cell office:value-type="float" office:value="2.0373">
            <text:p>2.0373</text:p>
          </table:table-cell>
          <table:table-cell office:value-type="float" office:value="1.446214">
            <text:p>1.446214</text:p>
          </table:table-cell>
          <table:table-cell office:value-type="float" office:value="0.591085">
            <text:p>0.591085</text:p>
          </table:table-cell>
          <table:table-cell/>
        </table:table-row>
        <table:table-row table:style-name="ro1">
          <table:table-cell office:value-type="string">
            <text:p>2009:11</text:p>
          </table:table-cell>
          <table:table-cell office:value-type="float" office:value="0.886012">
            <text:p>0.886012</text:p>
          </table:table-cell>
          <table:table-cell office:value-type="float" office:value="1.548412">
            <text:p>1.548412</text:p>
          </table:table-cell>
          <table:table-cell office:value-type="float" office:value="-0.662399">
            <text:p>-0.662399</text:p>
          </table:table-cell>
          <table:table-cell/>
        </table:table-row>
        <table:table-row table:style-name="ro1">
          <table:table-cell office:value-type="string">
            <text:p>2009:12</text:p>
          </table:table-cell>
          <table:table-cell office:value-type="float" office:value="1.659884">
            <text:p>1.659884</text:p>
          </table:table-cell>
          <table:table-cell office:value-type="float" office:value="1.820729">
            <text:p>1.820729</text:p>
          </table:table-cell>
          <table:table-cell office:value-type="float" office:value="-0.160845">
            <text:p>-0.160845</text:p>
          </table:table-cell>
          <table:table-cell/>
        </table:table-row>
        <table:table-row table:style-name="ro1">
          <table:table-cell office:value-type="string">
            <text:p>2010:01</text:p>
          </table:table-cell>
          <table:table-cell office:value-type="float" office:value="0.509927">
            <text:p>0.509927</text:p>
          </table:table-cell>
          <table:table-cell office:value-type="float" office:value="0.928743">
            <text:p>0.928743</text:p>
          </table:table-cell>
          <table:table-cell office:value-type="float" office:value="-0.418816">
            <text:p>-0.418816</text:p>
          </table:table-cell>
          <table:table-cell/>
        </table:table-row>
        <table:table-row table:style-name="ro1">
          <table:table-cell office:value-type="string">
            <text:p>2010:02</text:p>
          </table:table-cell>
          <table:table-cell office:value-type="float" office:value="1.750532">
            <text:p>1.750532</text:p>
          </table:table-cell>
          <table:table-cell office:value-type="float" office:value="1.962631">
            <text:p>1.962631</text:p>
          </table:table-cell>
          <table:table-cell office:value-type="float" office:value="-0.212099">
            <text:p>-0.212099</text:p>
          </table:table-cell>
          <table:table-cell/>
        </table:table-row>
        <table:table-row table:style-name="ro1">
          <table:table-cell office:value-type="string">
            <text:p>2010:03</text:p>
          </table:table-cell>
          <table:table-cell office:value-type="float" office:value="2.884209">
            <text:p>2.884209</text:p>
          </table:table-cell>
          <table:table-cell office:value-type="float" office:value="2.766546">
            <text:p>2.766546</text:p>
          </table:table-cell>
          <table:table-cell office:value-type="float" office:value="0.117663">
            <text:p>0.117663</text:p>
          </table:table-cell>
          <table:table-cell/>
        </table:table-row>
        <table:table-row table:style-name="ro1">
          <table:table-cell office:value-type="string">
            <text:p>2010:04</text:p>
          </table:table-cell>
          <table:table-cell office:value-type="float" office:value="2.562576">
            <text:p>2.562576</text:p>
          </table:table-cell>
          <table:table-cell office:value-type="float" office:value="2.335629">
            <text:p>2.335629</text:p>
          </table:table-cell>
          <table:table-cell office:value-type="float" office:value="0.226947">
            <text:p>0.226947</text:p>
          </table:table-cell>
          <table:table-cell/>
        </table:table-row>
        <table:table-row table:style-name="ro1">
          <table:table-cell office:value-type="string">
            <text:p>2010:05</text:p>
          </table:table-cell>
          <table:table-cell office:value-type="float" office:value="2.654963">
            <text:p>2.654963</text:p>
          </table:table-cell>
          <table:table-cell office:value-type="float" office:value="2.617199">
            <text:p>2.617199</text:p>
          </table:table-cell>
          <table:table-cell office:value-type="float" office:value="0.037764">
            <text:p>0.037764</text:p>
          </table:table-cell>
          <table:table-cell/>
        </table:table-row>
        <table:table-row table:style-name="ro1">
          <table:table-cell office:value-type="string">
            <text:p>2010:06</text:p>
          </table:table-cell>
          <table:table-cell office:value-type="float" office:value="2.807156">
            <text:p>2.807156</text:p>
          </table:table-cell>
          <table:table-cell office:value-type="float" office:value="2.42807">
            <text:p>2.42807</text:p>
          </table:table-cell>
          <table:table-cell office:value-type="float" office:value="0.379087">
            <text:p>0.379087</text:p>
          </table:table-cell>
          <table:table-cell/>
        </table:table-row>
        <table:table-row table:style-name="ro1">
          <table:table-cell office:value-type="string">
            <text:p>2010:07</text:p>
          </table:table-cell>
          <table:table-cell office:value-type="float" office:value="3.313489">
            <text:p>3.313489</text:p>
          </table:table-cell>
          <table:table-cell office:value-type="float" office:value="3.532563">
            <text:p>3.532563</text:p>
          </table:table-cell>
          <table:table-cell office:value-type="float" office:value="-0.219073">
            <text:p>-0.219073</text:p>
          </table:table-cell>
          <table:table-cell/>
        </table:table-row>
        <table:table-row table:style-name="ro1">
          <table:table-cell office:value-type="string">
            <text:p>2010:08</text:p>
          </table:table-cell>
          <table:table-cell office:value-type="float" office:value="2.504628">
            <text:p>2.504628</text:p>
          </table:table-cell>
          <table:table-cell office:value-type="float" office:value="1.951396">
            <text:p>1.951396</text:p>
          </table:table-cell>
          <table:table-cell office:value-type="float" office:value="0.553232">
            <text:p>0.553232</text:p>
          </table:table-cell>
          <table:table-cell/>
        </table:table-row>
        <table:table-row table:style-name="ro1">
          <table:table-cell office:value-type="string">
            <text:p>2010:09</text:p>
          </table:table-cell>
          <table:table-cell office:value-type="float" office:value="2.330447">
            <text:p>2.330447</text:p>
          </table:table-cell>
          <table:table-cell office:value-type="float" office:value="2.486531">
            <text:p>2.486531</text:p>
          </table:table-cell>
          <table:table-cell office:value-type="float" office:value="-0.156084">
            <text:p>-0.156084</text:p>
          </table:table-cell>
          <table:table-cell/>
        </table:table-row>
        <table:table-row table:style-name="ro1">
          <table:table-cell office:value-type="string">
            <text:p>2010:10</text:p>
          </table:table-cell>
          <table:table-cell office:value-type="float" office:value="3.418106">
            <text:p>3.418106</text:p>
          </table:table-cell>
          <table:table-cell office:value-type="float" office:value="3.32862">
            <text:p>3.32862</text:p>
          </table:table-cell>
          <table:table-cell office:value-type="float" office:value="0.089485">
            <text:p>0.089485</text:p>
          </table:table-cell>
          <table:table-cell/>
        </table:table-row>
        <table:table-row table:style-name="ro1">
          <table:table-cell office:value-type="string">
            <text:p>2010:11</text:p>
          </table:table-cell>
          <table:table-cell office:value-type="float" office:value="2.60032">
            <text:p>2.60032</text:p>
          </table:table-cell>
          <table:table-cell office:value-type="float" office:value="3.007837">
            <text:p>3.007837</text:p>
          </table:table-cell>
          <table:table-cell office:value-type="float" office:value="-0.407516">
            <text:p>-0.407516</text:p>
          </table:table-cell>
          <table:table-cell/>
        </table:table-row>
        <table:table-row table:style-name="ro1">
          <table:table-cell office:value-type="string">
            <text:p>2010:12</text:p>
          </table:table-cell>
          <table:table-cell office:value-type="float" office:value="2.498454">
            <text:p>2.498454</text:p>
          </table:table-cell>
          <table:table-cell office:value-type="float" office:value="2.766398">
            <text:p>2.766398</text:p>
          </table:table-cell>
          <table:table-cell office:value-type="float" office:value="-0.267944">
            <text:p>-0.267944</text:p>
          </table:table-cell>
          <table:table-cell/>
        </table:table-row>
        <table:table-row table:style-name="ro1">
          <table:table-cell office:value-type="string">
            <text:p>2011:01</text:p>
          </table:table-cell>
          <table:table-cell office:value-type="float" office:value="2.878425">
            <text:p>2.878425</text:p>
          </table:table-cell>
          <table:table-cell office:value-type="float" office:value="3.100515">
            <text:p>3.100515</text:p>
          </table:table-cell>
          <table:table-cell office:value-type="float" office:value="-0.22209">
            <text:p>-0.22209</text:p>
          </table:table-cell>
          <table:table-cell/>
        </table:table-row>
        <table:table-row table:style-name="ro1">
          <table:table-cell office:value-type="string">
            <text:p>2011:02</text:p>
          </table:table-cell>
          <table:table-cell office:value-type="float" office:value="2.547872">
            <text:p>2.547872</text:p>
          </table:table-cell>
          <table:table-cell office:value-type="float" office:value="2.720623">
            <text:p>2.720623</text:p>
          </table:table-cell>
          <table:table-cell office:value-type="float" office:value="-0.172751">
            <text:p>-0.172751</text:p>
          </table:table-cell>
          <table:table-cell/>
        </table:table-row>
        <table:table-row table:style-name="ro1">
          <table:table-cell office:value-type="string">
            <text:p>2011:03</text:p>
          </table:table-cell>
          <table:table-cell office:value-type="float" office:value="3.28555">
            <text:p>3.28555</text:p>
          </table:table-cell>
          <table:table-cell office:value-type="float" office:value="3.244701">
            <text:p>3.244701</text:p>
          </table:table-cell>
          <table:table-cell office:value-type="float" office:value="0.040849">
            <text:p>0.040849</text:p>
          </table:table-cell>
          <table:table-cell/>
        </table:table-row>
        <table:table-row table:style-name="ro1">
          <table:table-cell office:value-type="string">
            <text:p>2011:04</text:p>
          </table:table-cell>
          <table:table-cell office:value-type="float" office:value="3.959835">
            <text:p>3.959835</text:p>
          </table:table-cell>
          <table:table-cell office:value-type="float" office:value="4.318037">
            <text:p>4.318037</text:p>
          </table:table-cell>
          <table:table-cell office:value-type="float" office:value="-0.358202">
            <text:p>-0.358202</text:p>
          </table:table-cell>
          <table:table-cell/>
        </table:table-row>
        <table:table-row table:style-name="ro1">
          <table:table-cell office:value-type="string">
            <text:p>2011:05</text:p>
          </table:table-cell>
          <table:table-cell office:value-type="float" office:value="3.532606">
            <text:p>3.532606</text:p>
          </table:table-cell>
          <table:table-cell office:value-type="float" office:value="3.334124">
            <text:p>3.334124</text:p>
          </table:table-cell>
          <table:table-cell office:value-type="float" office:value="0.198481">
            <text:p>0.198481</text:p>
          </table:table-cell>
          <table:table-cell/>
        </table:table-row>
        <table:table-row table:style-name="ro1">
          <table:table-cell office:value-type="string">
            <text:p>2011:06</text:p>
          </table:table-cell>
          <table:table-cell office:value-type="float" office:value="3.002281">
            <text:p>3.002281</text:p>
          </table:table-cell>
          <table:table-cell office:value-type="float" office:value="3.011358">
            <text:p>3.011358</text:p>
          </table:table-cell>
          <table:table-cell office:value-type="float" office:value="-0.009077">
            <text:p>-0.009077</text:p>
          </table:table-cell>
          <table:table-cell/>
        </table:table-row>
        <table:table-row table:style-name="ro1">
          <table:table-cell office:value-type="string">
            <text:p>2011:07</text:p>
          </table:table-cell>
          <table:table-cell office:value-type="float" office:value="3.955896">
            <text:p>3.955896</text:p>
          </table:table-cell>
          <table:table-cell office:value-type="float" office:value="3.652878">
            <text:p>3.652878</text:p>
          </table:table-cell>
          <table:table-cell office:value-type="float" office:value="0.303018">
            <text:p>0.303018</text:p>
          </table:table-cell>
          <table:table-cell/>
        </table:table-row>
        <table:table-row table:style-name="ro1">
          <table:table-cell office:value-type="string">
            <text:p>2011:08</text:p>
          </table:table-cell>
          <table:table-cell office:value-type="float" office:value="3.374527">
            <text:p>3.374527</text:p>
          </table:table-cell>
          <table:table-cell office:value-type="float" office:value="4.213177">
            <text:p>4.213177</text:p>
          </table:table-cell>
          <table:table-cell office:value-type="float" office:value="-0.83865">
            <text:p>-0.83865</text:p>
          </table:table-cell>
          <table:table-cell/>
        </table:table-row>
        <table:table-row table:style-name="ro1">
          <table:table-cell office:value-type="string">
            <text:p>2011:09</text:p>
          </table:table-cell>
          <table:table-cell office:value-type="float" office:value="2.665802">
            <text:p>2.665802</text:p>
          </table:table-cell>
          <table:table-cell office:value-type="float" office:value="3.127795">
            <text:p>3.127795</text:p>
          </table:table-cell>
          <table:table-cell office:value-type="float" office:value="-0.461994">
            <text:p>-0.461994</text:p>
          </table:table-cell>
          <table:table-cell/>
        </table:table-row>
        <table:table-row table:style-name="ro1">
          <table:table-cell office:value-type="string">
            <text:p>2011:10</text:p>
          </table:table-cell>
          <table:table-cell office:value-type="float" office:value="3.899466">
            <text:p>3.899466</text:p>
          </table:table-cell>
          <table:table-cell office:value-type="float" office:value="3.922127">
            <text:p>3.922127</text:p>
          </table:table-cell>
          <table:table-cell office:value-type="float" office:value="-0.022661">
            <text:p>-0.022661</text:p>
          </table:table-cell>
          <table:table-cell/>
        </table:table-row>
        <table:table-row table:style-name="ro1">
          <table:table-cell office:value-type="string">
            <text:p>2011:11</text:p>
          </table:table-cell>
          <table:table-cell office:value-type="float" office:value="1.948207">
            <text:p>1.948207</text:p>
          </table:table-cell>
          <table:table-cell office:value-type="float" office:value="2.285375">
            <text:p>2.285375</text:p>
          </table:table-cell>
          <table:table-cell office:value-type="float" office:value="-0.337168">
            <text:p>-0.337168</text:p>
          </table:table-cell>
          <table:table-cell/>
        </table:table-row>
        <table:table-row table:style-name="ro1">
          <table:table-cell office:value-type="string">
            <text:p>2011:12</text:p>
          </table:table-cell>
          <table:table-cell office:value-type="float" office:value="1.777811">
            <text:p>1.777811</text:p>
          </table:table-cell>
          <table:table-cell office:value-type="float" office:value="1.926584">
            <text:p>1.926584</text:p>
          </table:table-cell>
          <table:table-cell office:value-type="float" office:value="-0.148773">
            <text:p>-0.148773</text:p>
          </table:table-cell>
          <table:table-cell/>
        </table:table-row>
        <table:table-row table:style-name="ro1">
          <table:table-cell office:value-type="string">
            <text:p>2012:01</text:p>
          </table:table-cell>
          <table:table-cell office:value-type="float" office:value="1.776135">
            <text:p>1.776135</text:p>
          </table:table-cell>
          <table:table-cell office:value-type="float" office:value="1.757957">
            <text:p>1.757957</text:p>
          </table:table-cell>
          <table:table-cell office:value-type="float" office:value="0.018178">
            <text:p>0.018178</text:p>
          </table:table-cell>
          <table:table-cell/>
        </table:table-row>
        <table:table-row table:style-name="ro1">
          <table:table-cell office:value-type="string">
            <text:p>2012:02</text:p>
          </table:table-cell>
          <table:table-cell office:value-type="float" office:value="2.082256">
            <text:p>2.082256</text:p>
          </table:table-cell>
          <table:table-cell office:value-type="float" office:value="2.008373">
            <text:p>2.008373</text:p>
          </table:table-cell>
          <table:table-cell office:value-type="float" office:value="0.073883">
            <text:p>0.073883</text:p>
          </table:table-cell>
          <table:table-cell/>
        </table:table-row>
        <table:table-row table:style-name="ro1">
          <table:table-cell office:value-type="string">
            <text:p>2012:03</text:p>
          </table:table-cell>
          <table:table-cell office:value-type="float" office:value="2.814495">
            <text:p>2.814495</text:p>
          </table:table-cell>
          <table:table-cell office:value-type="float" office:value="2.113455">
            <text:p>2.113455</text:p>
          </table:table-cell>
          <table:table-cell office:value-type="float" office:value="0.701039">
            <text:p>0.701039</text:p>
          </table:table-cell>
          <table:table-cell/>
        </table:table-row>
        <table:table-row table:style-name="ro1">
          <table:table-cell office:value-type="string">
            <text:p>2012:04</text:p>
          </table:table-cell>
          <table:table-cell office:value-type="float" office:value="2.731495">
            <text:p>2.731495</text:p>
          </table:table-cell>
          <table:table-cell office:value-type="float" office:value="2.565145">
            <text:p>2.565145</text:p>
          </table:table-cell>
          <table:table-cell office:value-type="float" office:value="0.16635">
            <text:p>0.16635</text:p>
          </table:table-cell>
          <table:table-cell/>
        </table:table-row>
        <table:table-row table:style-name="ro1">
          <table:table-cell office:value-type="string">
            <text:p>2012:05</text:p>
          </table:table-cell>
          <table:table-cell office:value-type="float" office:value="3.817239">
            <text:p>3.817239</text:p>
          </table:table-cell>
          <table:table-cell office:value-type="float" office:value="3.352942">
            <text:p>3.352942</text:p>
          </table:table-cell>
          <table:table-cell office:value-type="float" office:value="0.464297">
            <text:p>0.464297</text:p>
          </table:table-cell>
          <table:table-cell/>
        </table:table-row>
        <table:table-row table:style-name="ro1">
          <table:table-cell office:value-type="string">
            <text:p>2012:06</text:p>
          </table:table-cell>
          <table:table-cell office:value-type="float" office:value="3.796889">
            <text:p>3.796889</text:p>
          </table:table-cell>
          <table:table-cell office:value-type="float" office:value="3.770626">
            <text:p>3.770626</text:p>
          </table:table-cell>
          <table:table-cell office:value-type="float" office:value="0.026263">
            <text:p>0.026263</text:p>
          </table:table-cell>
          <table:table-cell/>
        </table:table-row>
        <table:table-row table:style-name="ro1">
          <table:table-cell office:value-type="string">
            <text:p>2012:07</text:p>
          </table:table-cell>
          <table:table-cell office:value-type="float" office:value="2.872055">
            <text:p>2.872055</text:p>
          </table:table-cell>
          <table:table-cell office:value-type="float" office:value="2.737463">
            <text:p>2.737463</text:p>
          </table:table-cell>
          <table:table-cell office:value-type="float" office:value="0.134591">
            <text:p>0.134591</text:p>
          </table:table-cell>
          <table:table-cell/>
        </table:table-row>
        <table:table-row table:style-name="ro1">
          <table:table-cell office:value-type="string">
            <text:p>2012:08</text:p>
          </table:table-cell>
          <table:table-cell office:value-type="float" office:value="2.828458">
            <text:p>2.828458</text:p>
          </table:table-cell>
          <table:table-cell office:value-type="float" office:value="2.5945">
            <text:p>2.5945</text:p>
          </table:table-cell>
          <table:table-cell office:value-type="float" office:value="0.233958">
            <text:p>0.233958</text:p>
          </table:table-cell>
          <table:table-cell/>
        </table:table-row>
        <table:table-row table:style-name="ro1">
          <table:table-cell office:value-type="string">
            <text:p>2012:09</text:p>
          </table:table-cell>
          <table:table-cell office:value-type="float" office:value="2.627774">
            <text:p>2.627774</text:p>
          </table:table-cell>
          <table:table-cell office:value-type="float" office:value="3.058378">
            <text:p>3.058378</text:p>
          </table:table-cell>
          <table:table-cell office:value-type="float" office:value="-0.430604">
            <text:p>-0.430604</text:p>
          </table:table-cell>
          <table:table-cell/>
        </table:table-row>
        <table:table-row table:style-name="ro1">
          <table:table-cell office:value-type="string">
            <text:p>2012:10</text:p>
          </table:table-cell>
          <table:table-cell office:value-type="float" office:value="2.679737">
            <text:p>2.679737</text:p>
          </table:table-cell>
          <table:table-cell office:value-type="float" office:value="2.021307">
            <text:p>2.021307</text:p>
          </table:table-cell>
          <table:table-cell office:value-type="float" office:value="0.65843">
            <text:p>0.65843</text:p>
          </table:table-cell>
          <table:table-cell/>
        </table:table-row>
        <table:table-row table:style-name="ro1">
          <table:table-cell office:value-type="string">
            <text:p>2012:11</text:p>
          </table:table-cell>
          <table:table-cell office:value-type="float" office:value="2.724757">
            <text:p>2.724757</text:p>
          </table:table-cell>
          <table:table-cell office:value-type="float" office:value="2.768728">
            <text:p>2.768728</text:p>
          </table:table-cell>
          <table:table-cell office:value-type="float" office:value="-0.043972">
            <text:p>-0.043972</text:p>
          </table:table-cell>
          <table:table-cell/>
        </table:table-row>
        <table:table-row table:style-name="ro1">
          <table:table-cell office:value-type="string">
            <text:p>2012:12</text:p>
          </table:table-cell>
          <table:table-cell office:value-type="float" office:value="2.309699">
            <text:p>2.309699</text:p>
          </table:table-cell>
          <table:table-cell office:value-type="float" office:value="2.016695">
            <text:p>2.016695</text:p>
          </table:table-cell>
          <table:table-cell office:value-type="float" office:value="0.293004">
            <text:p>0.293004</text:p>
          </table:table-cell>
          <table:table-cell/>
        </table:table-row>
        <table:table-row table:style-name="ro1">
          <table:table-cell office:value-type="string">
            <text:p>2013:01</text:p>
          </table:table-cell>
          <table:table-cell office:value-type="float" office:value="2.612381">
            <text:p>2.612381</text:p>
          </table:table-cell>
          <table:table-cell office:value-type="float" office:value="2.542821">
            <text:p>2.542821</text:p>
          </table:table-cell>
          <table:table-cell office:value-type="float" office:value="0.06956">
            <text:p>0.06956</text:p>
          </table:table-cell>
          <table:table-cell/>
        </table:table-row>
        <table:table-row table:style-name="ro1">
          <table:table-cell office:value-type="string">
            <text:p>2013:02</text:p>
          </table:table-cell>
          <table:table-cell office:value-type="float" office:value="2.685893">
            <text:p>2.685893</text:p>
          </table:table-cell>
          <table:table-cell office:value-type="float" office:value="2.643223">
            <text:p>2.643223</text:p>
          </table:table-cell>
          <table:table-cell office:value-type="float" office:value="0.04267">
            <text:p>0.04267</text:p>
          </table:table-cell>
          <table:table-cell/>
        </table:table-row>
        <table:table-row table:style-name="ro1">
          <table:table-cell office:value-type="string">
            <text:p>2013:03</text:p>
          </table:table-cell>
          <table:table-cell office:value-type="float" office:value="3.639333">
            <text:p>3.639333</text:p>
          </table:table-cell>
          <table:table-cell office:value-type="float" office:value="3.622472">
            <text:p>3.622472</text:p>
          </table:table-cell>
          <table:table-cell office:value-type="float" office:value="0.016861">
            <text:p>0.016861</text:p>
          </table:table-cell>
          <table:table-cell/>
        </table:table-row>
        <table:table-row table:style-name="ro1">
          <table:table-cell office:value-type="string">
            <text:p>2013:04</text:p>
          </table:table-cell>
          <table:table-cell office:value-type="float" office:value="3.430961">
            <text:p>3.430961</text:p>
          </table:table-cell>
          <table:table-cell office:value-type="float" office:value="2.781981">
            <text:p>2.781981</text:p>
          </table:table-cell>
          <table:table-cell office:value-type="float" office:value="0.648981">
            <text:p>0.648981</text:p>
          </table:table-cell>
          <table:table-cell/>
        </table:table-row>
        <table:table-row table:style-name="ro1">
          <table:table-cell office:value-type="string">
            <text:p>2013:05</text:p>
          </table:table-cell>
          <table:table-cell office:value-type="float" office:value="3.911093">
            <text:p>3.911093</text:p>
          </table:table-cell>
          <table:table-cell office:value-type="float" office:value="4.048405">
            <text:p>4.048405</text:p>
          </table:table-cell>
          <table:table-cell office:value-type="float" office:value="-0.137312">
            <text:p>-0.137312</text:p>
          </table:table-cell>
          <table:table-cell/>
        </table:table-row>
        <table:table-row table:style-name="ro1">
          <table:table-cell office:value-type="string">
            <text:p>2013:06</text:p>
          </table:table-cell>
          <table:table-cell office:value-type="float" office:value="3.17336">
            <text:p>3.17336</text:p>
          </table:table-cell>
          <table:table-cell office:value-type="float" office:value="2.803482">
            <text:p>2.803482</text:p>
          </table:table-cell>
          <table:table-cell office:value-type="float" office:value="0.369878">
            <text:p>0.369878</text:p>
          </table:table-cell>
          <table:table-cell/>
        </table:table-row>
        <table:table-row table:style-name="ro1">
          <table:table-cell office:value-type="string">
            <text:p>2013:07</text:p>
          </table:table-cell>
          <table:table-cell office:value-type="float" office:value="4.611943">
            <text:p>4.611943</text:p>
          </table:table-cell>
          <table:table-cell office:value-type="float" office:value="3.849767">
            <text:p>3.849767</text:p>
          </table:table-cell>
          <table:table-cell office:value-type="float" office:value="0.762176">
            <text:p>0.762176</text:p>
          </table:table-cell>
          <table:table-cell/>
        </table:table-row>
        <table:table-row table:style-name="ro1">
          <table:table-cell office:value-type="string">
            <text:p>2013:08</text:p>
          </table:table-cell>
          <table:table-cell office:value-type="float" office:value="2.869921">
            <text:p>2.869921</text:p>
          </table:table-cell>
          <table:table-cell office:value-type="float" office:value="2.570503">
            <text:p>2.570503</text:p>
          </table:table-cell>
          <table:table-cell office:value-type="float" office:value="0.299418">
            <text:p>0.299418</text:p>
          </table:table-cell>
          <table:table-cell/>
        </table:table-row>
        <table:table-row table:style-name="ro1">
          <table:table-cell office:value-type="string">
            <text:p>2013:09</text:p>
          </table:table-cell>
          <table:table-cell office:value-type="float" office:value="3.545971">
            <text:p>3.545971</text:p>
          </table:table-cell>
          <table:table-cell office:value-type="float" office:value="3.131656">
            <text:p>3.131656</text:p>
          </table:table-cell>
          <table:table-cell office:value-type="float" office:value="0.414315">
            <text:p>0.414315</text:p>
          </table:table-cell>
          <table:table-cell/>
        </table:table-row>
        <table:table-row table:style-name="ro1">
          <table:table-cell office:value-type="string">
            <text:p>2013:10</text:p>
          </table:table-cell>
          <table:table-cell office:value-type="float" office:value="4.320281">
            <text:p>4.320281</text:p>
          </table:table-cell>
          <table:table-cell office:value-type="float" office:value="3.89127">
            <text:p>3.89127</text:p>
          </table:table-cell>
          <table:table-cell office:value-type="float" office:value="0.42901">
            <text:p>0.42901</text:p>
          </table:table-cell>
          <table:table-cell/>
        </table:table-row>
        <table:table-row table:style-name="ro1">
          <table:table-cell office:value-type="string">
            <text:p>2013:11</text:p>
          </table:table-cell>
          <table:table-cell office:value-type="float" office:value="3.553706">
            <text:p>3.553706</text:p>
          </table:table-cell>
          <table:table-cell office:value-type="float" office:value="3.371988">
            <text:p>3.371988</text:p>
          </table:table-cell>
          <table:table-cell office:value-type="float" office:value="0.181719">
            <text:p>0.181719</text:p>
          </table:table-cell>
          <table:table-cell/>
        </table:table-row>
        <table:table-row table:style-name="ro1">
          <table:table-cell office:value-type="string">
            <text:p>2013:12</text:p>
          </table:table-cell>
          <table:table-cell office:value-type="float" office:value="3.48798">
            <text:p>3.48798</text:p>
          </table:table-cell>
          <table:table-cell office:value-type="float" office:value="3.518029">
            <text:p>3.518029</text:p>
          </table:table-cell>
          <table:table-cell office:value-type="float" office:value="-0.030049">
            <text:p>-0.030049</text:p>
          </table:table-cell>
          <table:table-cell/>
        </table:table-row>
        <table:table-row table:style-name="ro1">
          <table:table-cell office:value-type="string">
            <text:p>2014:01</text:p>
          </table:table-cell>
          <table:table-cell office:value-type="float" office:value="3.349026">
            <text:p>3.349026</text:p>
          </table:table-cell>
          <table:table-cell office:value-type="float" office:value="3.420602">
            <text:p>3.420602</text:p>
          </table:table-cell>
          <table:table-cell office:value-type="float" office:value="-0.071576">
            <text:p>-0.071576</text:p>
          </table:table-cell>
          <table:table-cell/>
        </table:table-row>
        <table:table-row table:style-name="ro1">
          <table:table-cell office:value-type="string">
            <text:p>2014:02</text:p>
          </table:table-cell>
          <table:table-cell office:value-type="float" office:value="3.71575">
            <text:p>3.71575</text:p>
          </table:table-cell>
          <table:table-cell office:value-type="float" office:value="3.808826">
            <text:p>3.808826</text:p>
          </table:table-cell>
          <table:table-cell office:value-type="float" office:value="-0.093075">
            <text:p>-0.093075</text:p>
          </table:table-cell>
          <table:table-cell/>
        </table:table-row>
        <table:table-row table:style-name="ro1">
          <table:table-cell office:value-type="string">
            <text:p>2014:03</text:p>
          </table:table-cell>
          <table:table-cell office:value-type="float" office:value="3.772991">
            <text:p>3.772991</text:p>
          </table:table-cell>
          <table:table-cell office:value-type="float" office:value="4.117876">
            <text:p>4.117876</text:p>
          </table:table-cell>
          <table:table-cell office:value-type="float" office:value="-0.344885">
            <text:p>-0.344885</text:p>
          </table:table-cell>
          <table:table-cell/>
        </table:table-row>
        <table:table-row table:style-name="ro1">
          <table:table-cell office:value-type="string">
            <text:p>2014:04</text:p>
          </table:table-cell>
          <table:table-cell office:value-type="float" office:value="4.103756">
            <text:p>4.103756</text:p>
          </table:table-cell>
          <table:table-cell office:value-type="float" office:value="3.026538">
            <text:p>3.026538</text:p>
          </table:table-cell>
          <table:table-cell office:value-type="float" office:value="1.077218">
            <text:p>1.077218</text:p>
          </table:table-cell>
          <table:table-cell/>
        </table:table-row>
        <table:table-row table:style-name="ro1">
          <table:table-cell office:value-type="string">
            <text:p>2014:05</text:p>
          </table:table-cell>
          <table:table-cell office:value-type="float" office:value="3.404911">
            <text:p>3.404911</text:p>
          </table:table-cell>
          <table:table-cell office:value-type="float" office:value="3.92132">
            <text:p>3.92132</text:p>
          </table:table-cell>
          <table:table-cell office:value-type="float" office:value="-0.516409">
            <text:p>-0.516409</text:p>
          </table:table-cell>
          <table:table-cell/>
        </table:table-row>
        <table:table-row table:style-name="ro1">
          <table:table-cell office:value-type="string">
            <text:p>2014:06</text:p>
          </table:table-cell>
          <table:table-cell office:value-type="float" office:value="2.944845">
            <text:p>2.944845</text:p>
          </table:table-cell>
          <table:table-cell office:value-type="float" office:value="3.000141">
            <text:p>3.000141</text:p>
          </table:table-cell>
          <table:table-cell office:value-type="float" office:value="-0.055295">
            <text:p>-0.055295</text:p>
          </table:table-cell>
          <table:table-cell/>
        </table:table-row>
        <table:table-row table:style-name="ro1">
          <table:table-cell office:value-type="string">
            <text:p>2014:07</text:p>
          </table:table-cell>
          <table:table-cell office:value-type="float" office:value="2.884926">
            <text:p>2.884926</text:p>
          </table:table-cell>
          <table:table-cell office:value-type="float" office:value="3.708433">
            <text:p>3.708433</text:p>
          </table:table-cell>
          <table:table-cell office:value-type="float" office:value="-0.823507">
            <text:p>-0.823507</text:p>
          </table:table-cell>
          <table:table-cell/>
        </table:table-row>
        <table:table-row table:style-name="ro1">
          <table:table-cell office:value-type="string">
            <text:p>2014:08</text:p>
          </table:table-cell>
          <table:table-cell office:value-type="float" office:value="3.125195">
            <text:p>3.125195</text:p>
          </table:table-cell>
          <table:table-cell office:value-type="float" office:value="3.330474">
            <text:p>3.330474</text:p>
          </table:table-cell>
          <table:table-cell office:value-type="float" office:value="-0.20528">
            <text:p>-0.20528</text:p>
          </table:table-cell>
          <table:table-cell/>
        </table:table-row>
        <table:table-row table:style-name="ro1">
          <table:table-cell office:value-type="string">
            <text:p>2014:09</text:p>
          </table:table-cell>
          <table:table-cell office:value-type="float" office:value="3.732486">
            <text:p>3.732486</text:p>
          </table:table-cell>
          <table:table-cell office:value-type="float" office:value="3.651704">
            <text:p>3.651704</text:p>
          </table:table-cell>
          <table:table-cell office:value-type="float" office:value="0.080782">
            <text:p>0.080782</text:p>
          </table:table-cell>
          <table:table-cell/>
        </table:table-row>
        <table:table-row table:style-name="ro1">
          <table:table-cell office:value-type="string">
            <text:p>2014:10</text:p>
          </table:table-cell>
          <table:table-cell office:value-type="float" office:value="3.124589">
            <text:p>3.124589</text:p>
          </table:table-cell>
          <table:table-cell office:value-type="float" office:value="3.431893">
            <text:p>3.431893</text:p>
          </table:table-cell>
          <table:table-cell office:value-type="float" office:value="-0.307305">
            <text:p>-0.307305</text:p>
          </table:table-cell>
          <table:table-cell/>
        </table:table-row>
        <table:table-row table:style-name="ro1">
          <table:table-cell office:value-type="string">
            <text:p>2014:11</text:p>
          </table:table-cell>
          <table:table-cell office:value-type="float" office:value="1.998408">
            <text:p>1.998408</text:p>
          </table:table-cell>
          <table:table-cell office:value-type="float" office:value="2.640377">
            <text:p>2.640377</text:p>
          </table:table-cell>
          <table:table-cell office:value-type="float" office:value="-0.641969">
            <text:p>-0.641969</text:p>
          </table:table-cell>
          <table:table-cell/>
        </table:table-row>
        <table:table-row table:style-name="ro1">
          <table:table-cell office:value-type="string">
            <text:p>2014:12</text:p>
          </table:table-cell>
          <table:table-cell office:value-type="float" office:value="2.961723">
            <text:p>2.961723</text:p>
          </table:table-cell>
          <table:table-cell office:value-type="float" office:value="1.819412">
            <text:p>1.819412</text:p>
          </table:table-cell>
          <table:table-cell office:value-type="float" office:value="1.142311">
            <text:p>1.142311</text:p>
          </table:table-cell>
          <table:table-cell/>
        </table:table-row>
        <table:table-row table:style-name="ro1">
          <table:table-cell office:value-type="string">
            <text:p>2015:01</text:p>
          </table:table-cell>
          <table:table-cell office:value-type="float" office:value="2.261393">
            <text:p>2.261393</text:p>
          </table:table-cell>
          <table:table-cell office:value-type="float" office:value="2.152462">
            <text:p>2.152462</text:p>
          </table:table-cell>
          <table:table-cell office:value-type="float" office:value="0.108931">
            <text:p>0.108931</text:p>
          </table:table-cell>
          <table:table-cell/>
        </table:table-row>
        <table:table-row table:style-name="ro1">
          <table:table-cell office:value-type="string">
            <text:p>2015:02</text:p>
          </table:table-cell>
          <table:table-cell office:value-type="float" office:value="2.499018">
            <text:p>2.499018</text:p>
          </table:table-cell>
          <table:table-cell office:value-type="float" office:value="2.162431">
            <text:p>2.162431</text:p>
          </table:table-cell>
          <table:table-cell office:value-type="float" office:value="0.336587">
            <text:p>0.336587</text:p>
          </table:table-cell>
          <table:table-cell/>
        </table:table-row>
        <table:table-row table:style-name="ro1">
          <table:table-cell office:value-type="string">
            <text:p>2015:03</text:p>
          </table:table-cell>
          <table:table-cell office:value-type="float" office:value="3.189885">
            <text:p>3.189885</text:p>
          </table:table-cell>
          <table:table-cell office:value-type="float" office:value="3.28115">
            <text:p>3.28115</text:p>
          </table:table-cell>
          <table:table-cell office:value-type="float" office:value="-0.091265">
            <text:p>-0.091265</text:p>
          </table:table-cell>
          <table:table-cell/>
        </table:table-row>
        <table:table-row table:style-name="ro1">
          <table:table-cell office:value-type="string">
            <text:p>2015:04</text:p>
          </table:table-cell>
          <table:table-cell office:value-type="float" office:value="4.412507">
            <text:p>4.412507</text:p>
          </table:table-cell>
          <table:table-cell office:value-type="float" office:value="4.260383">
            <text:p>4.260383</text:p>
          </table:table-cell>
          <table:table-cell office:value-type="float" office:value="0.152125">
            <text:p>0.152125</text:p>
          </table:table-cell>
          <table:table-cell/>
        </table:table-row>
        <table:table-row table:style-name="ro1">
          <table:table-cell office:value-type="string">
            <text:p>2015:05</text:p>
          </table:table-cell>
          <table:table-cell office:value-type="float" office:value="2.967679">
            <text:p>2.967679</text:p>
          </table:table-cell>
          <table:table-cell office:value-type="float" office:value="3.326979">
            <text:p>3.326979</text:p>
          </table:table-cell>
          <table:table-cell office:value-type="float" office:value="-0.3593">
            <text:p>-0.3593</text:p>
          </table:table-cell>
          <table:table-cell/>
        </table:table-row>
        <table:table-row table:style-name="ro1">
          <table:table-cell office:value-type="string">
            <text:p>2015:06</text:p>
          </table:table-cell>
          <table:table-cell office:value-type="float" office:value="4.264123">
            <text:p>4.264123</text:p>
          </table:table-cell>
          <table:table-cell office:value-type="float" office:value="3.236908">
            <text:p>3.236908</text:p>
          </table:table-cell>
          <table:table-cell office:value-type="float" office:value="1.027216">
            <text:p>1.027216</text:p>
          </table:table-cell>
          <table:table-cell/>
        </table:table-row>
        <table:table-row table:style-name="ro1">
          <table:table-cell office:value-type="string">
            <text:p>2015:07</text:p>
          </table:table-cell>
          <table:table-cell office:value-type="float" office:value="3.143125">
            <text:p>3.143125</text:p>
          </table:table-cell>
          <table:table-cell office:value-type="float" office:value="3.974475">
            <text:p>3.974475</text:p>
          </table:table-cell>
          <table:table-cell office:value-type="float" office:value="-0.831351">
            <text:p>-0.831351</text:p>
          </table:table-cell>
          <table:table-cell/>
        </table:table-row>
        <table:table-row table:style-name="ro1">
          <table:table-cell office:value-type="string">
            <text:p>2015:08</text:p>
          </table:table-cell>
          <table:table-cell office:value-type="float" office:value="4.435151">
            <text:p>4.435151</text:p>
          </table:table-cell>
          <table:table-cell office:value-type="float" office:value="3.696498">
            <text:p>3.696498</text:p>
          </table:table-cell>
          <table:table-cell office:value-type="float" office:value="0.738654">
            <text:p>0.738654</text:p>
          </table:table-cell>
          <table:table-cell/>
        </table:table-row>
        <table:table-row table:style-name="ro1">
          <table:table-cell office:value-type="string">
            <text:p>2015:09</text:p>
          </table:table-cell>
          <table:table-cell office:value-type="float" office:value="3.576413">
            <text:p>3.576413</text:p>
          </table:table-cell>
          <table:table-cell office:value-type="float" office:value="3.530507">
            <text:p>3.530507</text:p>
          </table:table-cell>
          <table:table-cell office:value-type="float" office:value="0.045906">
            <text:p>0.045906</text:p>
          </table:table-cell>
          <table:table-cell/>
        </table:table-row>
        <table:table-row table:style-name="ro1">
          <table:table-cell office:value-type="string">
            <text:p>2015:10</text:p>
          </table:table-cell>
          <table:table-cell office:value-type="float" office:value="3.175273">
            <text:p>3.175273</text:p>
          </table:table-cell>
          <table:table-cell office:value-type="float" office:value="3.860414">
            <text:p>3.860414</text:p>
          </table:table-cell>
          <table:table-cell office:value-type="float" office:value="-0.685141">
            <text:p>-0.685141</text:p>
          </table:table-cell>
          <table:table-cell/>
        </table:table-row>
        <table:table-row table:style-name="ro1">
          <table:table-cell office:value-type="string">
            <text:p>2015:11</text:p>
          </table:table-cell>
          <table:table-cell office:value-type="float" office:value="2.224544">
            <text:p>2.224544</text:p>
          </table:table-cell>
          <table:table-cell office:value-type="float" office:value="2.282387">
            <text:p>2.282387</text:p>
          </table:table-cell>
          <table:table-cell office:value-type="float" office:value="-0.057844">
            <text:p>-0.057844</text:p>
          </table:table-cell>
          <table:table-cell/>
        </table:table-row>
        <table:table-row table:style-name="ro1">
          <table:table-cell office:value-type="string">
            <text:p>2015:12</text:p>
          </table:table-cell>
          <table:table-cell office:value-type="float" office:value="3.174562">
            <text:p>3.174562</text:p>
          </table:table-cell>
          <table:table-cell office:value-type="float" office:value="2.773024">
            <text:p>2.773024</text:p>
          </table:table-cell>
          <table:table-cell office:value-type="float" office:value="0.401538">
            <text:p>0.401538</text:p>
          </table:table-cell>
          <table:table-cell/>
        </table:table-row>
        <table:table-row table:style-name="ro1">
          <table:table-cell office:value-type="string">
            <text:p>2016:01</text:p>
          </table:table-cell>
          <table:table-cell office:value-type="float" office:value="2.095211">
            <text:p>2.095211</text:p>
          </table:table-cell>
          <table:table-cell office:value-type="float" office:value="2.246176">
            <text:p>2.246176</text:p>
          </table:table-cell>
          <table:table-cell office:value-type="float" office:value="-0.150965">
            <text:p>-0.150965</text:p>
          </table:table-cell>
          <table:table-cell/>
        </table:table-row>
        <table:table-row table:style-name="ro1">
          <table:table-cell office:value-type="string">
            <text:p>2016:02</text:p>
          </table:table-cell>
          <table:table-cell office:value-type="float" office:value="2.874841">
            <text:p>2.874841</text:p>
          </table:table-cell>
          <table:table-cell office:value-type="float" office:value="3.193517">
            <text:p>3.193517</text:p>
          </table:table-cell>
          <table:table-cell office:value-type="float" office:value="-0.318676">
            <text:p>-0.318676</text:p>
          </table:table-cell>
          <table:table-cell/>
        </table:table-row>
        <table:table-row table:style-name="ro1">
          <table:table-cell office:value-type="string">
            <text:p>2016:03</text:p>
          </table:table-cell>
          <table:table-cell office:value-type="float" office:value="2.619951">
            <text:p>2.619951</text:p>
          </table:table-cell>
          <table:table-cell office:value-type="float" office:value="2.453648">
            <text:p>2.453648</text:p>
          </table:table-cell>
          <table:table-cell office:value-type="float" office:value="0.166303">
            <text:p>0.166303</text:p>
          </table:table-cell>
          <table:table-cell/>
        </table:table-row>
        <table:table-row table:style-name="ro1">
          <table:table-cell office:value-type="string">
            <text:p>2016:04</text:p>
          </table:table-cell>
          <table:table-cell office:value-type="float" office:value="3.263935">
            <text:p>3.263935</text:p>
          </table:table-cell>
          <table:table-cell office:value-type="float" office:value="3.247656">
            <text:p>3.247656</text:p>
          </table:table-cell>
          <table:table-cell office:value-type="float" office:value="0.016279">
            <text:p>0.016279</text:p>
          </table:table-cell>
          <table:table-cell/>
        </table:table-row>
        <table:table-row table:style-name="ro1">
          <table:table-cell office:value-type="string">
            <text:p>2016:05</text:p>
          </table:table-cell>
          <table:table-cell office:value-type="float" office:value="2.725868">
            <text:p>2.725868</text:p>
          </table:table-cell>
          <table:table-cell office:value-type="float" office:value="3.26224">
            <text:p>3.26224</text:p>
          </table:table-cell>
          <table:table-cell office:value-type="float" office:value="-0.536373">
            <text:p>-0.536373</text:p>
          </table:table-cell>
          <table:table-cell/>
        </table:table-row>
        <table:table-row table:style-name="ro1">
          <table:table-cell office:value-type="string">
            <text:p>2016:06</text:p>
          </table:table-cell>
          <table:table-cell office:value-type="float" office:value="3.524202">
            <text:p>3.524202</text:p>
          </table:table-cell>
          <table:table-cell office:value-type="float" office:value="3.808145">
            <text:p>3.808145</text:p>
          </table:table-cell>
          <table:table-cell office:value-type="float" office:value="-0.283943">
            <text:p>-0.283943</text:p>
          </table:table-cell>
          <table:table-cell/>
        </table:table-row>
        <table:table-row table:style-name="ro1">
          <table:table-cell office:value-type="string">
            <text:p>2016:07</text:p>
          </table:table-cell>
          <table:table-cell office:value-type="float" office:value="2.087488">
            <text:p>2.087488</text:p>
          </table:table-cell>
          <table:table-cell office:value-type="float" office:value="1.800905">
            <text:p>1.800905</text:p>
          </table:table-cell>
          <table:table-cell office:value-type="float" office:value="0.286583">
            <text:p>0.286583</text:p>
          </table:table-cell>
          <table:table-cell/>
        </table:table-row>
        <table:table-row table:style-name="ro1">
          <table:table-cell office:value-type="string">
            <text:p>2016:08</text:p>
          </table:table-cell>
          <table:table-cell office:value-type="float" office:value="3.673964">
            <text:p>3.673964</text:p>
          </table:table-cell>
          <table:table-cell office:value-type="float" office:value="3.445864">
            <text:p>3.445864</text:p>
          </table:table-cell>
          <table:table-cell office:value-type="float" office:value="0.228099">
            <text:p>0.228099</text:p>
          </table:table-cell>
          <table:table-cell/>
        </table:table-row>
        <table:table-row table:style-name="ro1">
          <table:table-cell office:value-type="string">
            <text:p>2016:09</text:p>
          </table:table-cell>
          <table:table-cell office:value-type="float" office:value="3.798169">
            <text:p>3.798169</text:p>
          </table:table-cell>
          <table:table-cell office:value-type="float" office:value="2.547982">
            <text:p>2.547982</text:p>
          </table:table-cell>
          <table:table-cell office:value-type="float" office:value="1.250187">
            <text:p>1.250187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2016:10</text:p>
          </table:table-cell>
          <table:table-cell office:value-type="float" office:value="3.807956">
            <text:p>3.807956</text:p>
          </table:table-cell>
          <table:table-cell office:value-type="float" office:value="3.233661">
            <text:p>3.233661</text:p>
          </table:table-cell>
          <table:table-cell office:value-type="float" office:value="0.574295">
            <text:p>0.574295</text:p>
          </table:table-cell>
          <table:table-cell/>
        </table:table-row>
        <table:table-row table:style-name="ro1">
          <table:table-cell office:value-type="string">
            <text:p>2016:11</text:p>
          </table:table-cell>
          <table:table-cell office:value-type="float" office:value="3.101833">
            <text:p>3.101833</text:p>
          </table:table-cell>
          <table:table-cell office:value-type="float" office:value="2.738899">
            <text:p>2.738899</text:p>
          </table:table-cell>
          <table:table-cell office:value-type="float" office:value="0.362934">
            <text:p>0.362934</text:p>
          </table:table-cell>
          <table:table-cell/>
        </table:table-row>
        <table:table-row table:style-name="ro1">
          <table:table-cell office:value-type="string">
            <text:p>2016:12</text:p>
          </table:table-cell>
          <table:table-cell office:value-type="float" office:value="3.985966">
            <text:p>3.985966</text:p>
          </table:table-cell>
          <table:table-cell office:value-type="float" office:value="3.676463">
            <text:p>3.676463</text:p>
          </table:table-cell>
          <table:table-cell office:value-type="float" office:value="0.309503">
            <text:p>0.309503</text:p>
          </table:table-cell>
          <table:table-cell/>
        </table:table-row>
        <table:table-row table:style-name="ro1"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00984">
            <text:p>4.00984</text:p>
          </table:table-cell>
          <table:table-cell office:value-type="float" office:value="0.156544">
            <text:p>0.156544</text:p>
          </table:table-cell>
          <table:table-cell/>
        </table:table-row>
        <table:table-row table:style-name="ro1"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3.997977">
            <text:p>3.997977</text:p>
          </table:table-cell>
          <table:table-cell office:value-type="float" office:value="-0.13381">
            <text:p>-0.13381</text:p>
          </table:table-cell>
          <table:table-cell/>
        </table:table-row>
        <table:table-row table:style-name="ro1"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4.437845">
            <text:p>4.437845</text:p>
          </table:table-cell>
          <table:table-cell office:value-type="float" office:value="0.970284">
            <text:p>0.970284</text:p>
          </table:table-cell>
          <table:table-cell/>
        </table:table-row>
        <table:table-row table:style-name="ro1"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877741">
            <text:p>4.877741</text:p>
          </table:table-cell>
          <table:table-cell office:value-type="float" office:value="-0.257287">
            <text:p>-0.257287</text:p>
          </table:table-cell>
          <table:table-cell/>
        </table:table-row>
        <table:table-row table:style-name="ro1"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4.261205">
            <text:p>4.261205</text:p>
          </table:table-cell>
          <table:table-cell office:value-type="float" office:value="0.642742">
            <text:p>0.642742</text:p>
          </table:table-cell>
          <table:table-cell/>
        </table:table-row>
        <table:table-row table:style-name="ro1"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772705">
            <text:p>3.772705</text:p>
          </table:table-cell>
          <table:table-cell office:value-type="float" office:value="-1.066614">
            <text:p>-1.066614</text:p>
          </table:table-cell>
          <table:table-cell/>
        </table:table-row>
        <table:table-row table:style-name="ro1"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625356">
            <text:p>4.625356</text:p>
          </table:table-cell>
          <table:table-cell office:value-type="float" office:value="0.138895">
            <text:p>0.138895</text:p>
          </table:table-cell>
          <table:table-cell/>
        </table:table-row>
        <table:table-row table:style-name="ro1"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4.886644">
            <text:p>4.886644</text:p>
          </table:table-cell>
          <table:table-cell office:value-type="float" office:value="0.291713">
            <text:p>0.291713</text:p>
          </table:table-cell>
          <table:table-cell/>
        </table:table-row>
        <table:table-row table:style-name="ro1">
          <table:table-cell office:value-type="string">
            <text:p>2017:09</text:p>
          </table:table-cell>
          <table:table-cell office:value-type="float" office:value="4.556968">
            <text:p>4.556968</text:p>
          </table:table-cell>
          <table:table-cell office:value-type="float" office:value="4.93383">
            <text:p>4.93383</text:p>
          </table:table-cell>
          <table:table-cell office:value-type="float" office:value="-0.376862">
            <text:p>-0.376862</text:p>
          </table:table-cell>
          <table:table-cell/>
        </table:table-row>
        <table:table-row table:style-name="ro1"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5.006647">
            <text:p>5.006647</text:p>
          </table:table-cell>
          <table:table-cell office:value-type="float" office:value="-0.741116">
            <text:p>-0.741116</text:p>
          </table:table-cell>
          <table:table-cell/>
        </table:table-row>
        <table:table-row table:style-name="ro1"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3.830539">
            <text:p>3.830539</text:p>
          </table:table-cell>
          <table:table-cell office:value-type="float" office:value="-0.025379">
            <text:p>-0.025379</text:p>
          </table:table-cell>
          <table:table-cell/>
        </table:table-row>
        <table:table-row table:style-name="ro1"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4.172292">
            <text:p>4.172292</text:p>
          </table:table-cell>
          <table:table-cell office:value-type="float" office:value="-0.742568">
            <text:p>-0.742568</text:p>
          </table:table-cell>
          <table:table-cell/>
        </table:table-row>
        <table:table-row table:style-name="ro1"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714023">
            <text:p>3.714023</text:p>
          </table:table-cell>
          <table:table-cell office:value-type="float" office:value="-0.080364">
            <text:p>-0.080364</text:p>
          </table:table-cell>
          <table:table-cell/>
        </table:table-row>
        <table:table-row table:style-name="ro1"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428333">
            <text:p>3.428333</text:p>
          </table:table-cell>
          <table:table-cell office:value-type="float" office:value="0.186066">
            <text:p>0.186066</text:p>
          </table:table-cell>
          <table:table-cell/>
        </table:table-row>
        <table:table-row table:style-name="ro1"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152023">
            <text:p>4.152023</text:p>
          </table:table-cell>
          <table:table-cell office:value-type="float" office:value="-0.103066">
            <text:p>-0.103066</text:p>
          </table:table-cell>
          <table:table-cell/>
        </table:table-row>
        <table:table-row table:style-name="ro1"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291218">
            <text:p>4.291218</text:p>
          </table:table-cell>
          <table:table-cell office:value-type="float" office:value="0.661825">
            <text:p>0.661825</text:p>
          </table:table-cell>
          <table:table-cell/>
        </table:table-row>
        <table:table-row table:style-name="ro1"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4.403046">
            <text:p>4.403046</text:p>
          </table:table-cell>
          <table:table-cell office:value-type="float" office:value="0.115033">
            <text:p>0.115033</text:p>
          </table:table-cell>
          <table:table-cell/>
        </table:table-row>
        <table:table-row table:style-name="ro1"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2.963156">
            <text:p>2.963156</text:p>
          </table:table-cell>
          <table:table-cell office:value-type="float" office:value="-0.703471">
            <text:p>-0.703471</text:p>
          </table:table-cell>
          <table:table-cell/>
        </table:table-row>
        <table:table-row table:style-name="ro1"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5.13644">
            <text:p>5.13644</text:p>
          </table:table-cell>
          <table:table-cell office:value-type="float" office:value="0.17791">
            <text:p>0.17791</text:p>
          </table:table-cell>
          <table:table-cell/>
        </table:table-row>
        <table:table-row table:style-name="ro1"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928855">
            <text:p>4.928855</text:p>
          </table:table-cell>
          <table:table-cell office:value-type="float" office:value="-0.361533">
            <text:p>-0.361533</text:p>
          </table:table-cell>
          <table:table-cell/>
        </table:table-row>
        <table:table-row table:style-name="ro1"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29811">
            <text:p>4.29811</text:p>
          </table:table-cell>
          <table:table-cell office:value-type="float" office:value="-0.197024">
            <text:p>-0.197024</text:p>
          </table:table-cell>
          <table:table-cell/>
        </table:table-row>
        <table:table-row table:style-name="ro1"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3.976957">
            <text:p>3.976957</text:p>
          </table:table-cell>
          <table:table-cell office:value-type="float" office:value="-0.80033">
            <text:p>-0.80033</text:p>
          </table:table-cell>
          <table:table-cell/>
        </table:table-row>
        <table:table-row table:style-name="ro1"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142506">
            <text:p>3.142506</text:p>
          </table:table-cell>
          <table:table-cell office:value-type="float" office:value="-0.28142">
            <text:p>-0.28142</text:p>
          </table:table-cell>
          <table:table-cell/>
        </table:table-row>
        <table:table-row table:style-name="ro1"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82926">
            <text:p>2.82926</text:p>
          </table:table-cell>
          <table:table-cell office:value-type="float" office:value="-0.352828">
            <text:p>-0.352828</text:p>
          </table:table-cell>
          <table:table-cell/>
        </table:table-row>
        <table:table-row table:style-name="ro1" table:number-rows-repeated="19">
          <table:table-cell table:number-columns-repeated="5"/>
        </table:table-row>
        <table:table-row table:style-name="ro1">
          <table:table-cell>
            <draw:frame table:end-cell-address="Sheet1.Q194" table:end-x="0.3598in" table:end-y="0.1283in" draw:z-index="0" draw:style-name="gr1" draw:text-style-name="P1" svg:width="13.928in" svg:height="5.261in" svg:x="0.6563in" svg:y="0.0236in">
              <draw:object draw:notify-on-update-of-ranges="Sheet1.A98:Sheet1.A145 Sheet1.B98:Sheet1.B145 Sheet1.C98:Sheet1.C1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0.91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actual</text:p>
          </table:table-cell>
          <table:table-cell office:value-type="string">
            <text:p>fitted</text:p>
          </table:table-cell>
          <table:table-cell office:value-type="string">
            <text:p>residual</text:p>
          </table:table-cell>
          <table:table-cell table:number-columns-repeated="7"/>
        </table:table-row>
        <table:table-row table:style-name="ro1">
          <table:table-cell office:value-type="string">
            <text:p>2007:01</text:p>
          </table:table-cell>
          <table:table-cell office:value-type="float" office:value="2.421924">
            <text:p>2.421924</text:p>
          </table:table-cell>
          <table:table-cell office:value-type="float" office:value="2.258833">
            <text:p>2.258833</text:p>
          </table:table-cell>
          <table:table-cell office:value-type="float" office:value="0.163091">
            <text:p>0.163091</text:p>
          </table:table-cell>
          <table:table-cell table:number-columns-repeated="7"/>
        </table:table-row>
        <table:table-row table:style-name="ro1">
          <table:table-cell office:value-type="string">
            <text:p>2007:02</text:p>
          </table:table-cell>
          <table:table-cell office:value-type="float" office:value="2.023546">
            <text:p>2.023546</text:p>
          </table:table-cell>
          <table:table-cell office:value-type="float" office:value="2.150629">
            <text:p>2.150629</text:p>
          </table:table-cell>
          <table:table-cell office:value-type="float" office:value="-0.127083">
            <text:p>-0.127083</text:p>
          </table:table-cell>
          <table:table-cell table:number-columns-repeated="7"/>
        </table:table-row>
        <table:table-row table:style-name="ro1">
          <table:table-cell office:value-type="string">
            <text:p>2007:03</text:p>
          </table:table-cell>
          <table:table-cell office:value-type="float" office:value="2.464784">
            <text:p>2.464784</text:p>
          </table:table-cell>
          <table:table-cell office:value-type="float" office:value="2.318067">
            <text:p>2.318067</text:p>
          </table:table-cell>
          <table:table-cell office:value-type="float" office:value="0.146717">
            <text:p>0.146717</text:p>
          </table:table-cell>
          <table:table-cell table:number-columns-repeated="7"/>
        </table:table-row>
        <table:table-row table:style-name="ro1">
          <table:table-cell office:value-type="string">
            <text:p>2007:04</text:p>
          </table:table-cell>
          <table:table-cell office:value-type="float" office:value="2.654702">
            <text:p>2.654702</text:p>
          </table:table-cell>
          <table:table-cell office:value-type="float" office:value="2.456052">
            <text:p>2.456052</text:p>
          </table:table-cell>
          <table:table-cell office:value-type="float" office:value="0.19865">
            <text:p>0.19865</text:p>
          </table:table-cell>
          <table:table-cell table:number-columns-repeated="7"/>
        </table:table-row>
        <table:table-row table:style-name="ro1">
          <table:table-cell office:value-type="string">
            <text:p>2007:05</text:p>
          </table:table-cell>
          <table:table-cell office:value-type="float" office:value="2.972959">
            <text:p>2.972959</text:p>
          </table:table-cell>
          <table:table-cell office:value-type="float" office:value="2.844478">
            <text:p>2.844478</text:p>
          </table:table-cell>
          <table:table-cell office:value-type="float" office:value="0.128482">
            <text:p>0.128482</text:p>
          </table:table-cell>
          <table:table-cell table:number-columns-repeated="7"/>
        </table:table-row>
        <table:table-row table:style-name="ro1">
          <table:table-cell office:value-type="string">
            <text:p>2007:06</text:p>
          </table:table-cell>
          <table:table-cell office:value-type="float" office:value="2.560154">
            <text:p>2.560154</text:p>
          </table:table-cell>
          <table:table-cell office:value-type="float" office:value="2.527299">
            <text:p>2.527299</text:p>
          </table:table-cell>
          <table:table-cell office:value-type="float" office:value="0.032856">
            <text:p>0.032856</text:p>
          </table:table-cell>
          <table:table-cell table:number-columns-repeated="7"/>
        </table:table-row>
        <table:table-row table:style-name="ro1">
          <table:table-cell office:value-type="string">
            <text:p>2007:07</text:p>
          </table:table-cell>
          <table:table-cell office:value-type="float" office:value="3.019137">
            <text:p>3.019137</text:p>
          </table:table-cell>
          <table:table-cell office:value-type="float" office:value="2.786913">
            <text:p>2.786913</text:p>
          </table:table-cell>
          <table:table-cell office:value-type="float" office:value="0.232224">
            <text:p>0.232224</text:p>
          </table:table-cell>
          <table:table-cell table:number-columns-repeated="7"/>
        </table:table-row>
        <table:table-row table:style-name="ro1">
          <table:table-cell office:value-type="string">
            <text:p>2007:08</text:p>
          </table:table-cell>
          <table:table-cell office:value-type="float" office:value="2.860347">
            <text:p>2.860347</text:p>
          </table:table-cell>
          <table:table-cell office:value-type="float" office:value="2.69255">
            <text:p>2.69255</text:p>
          </table:table-cell>
          <table:table-cell office:value-type="float" office:value="0.167797">
            <text:p>0.167797</text:p>
          </table:table-cell>
          <table:table-cell table:number-columns-repeated="7"/>
        </table:table-row>
        <table:table-row table:style-name="ro1">
          <table:table-cell office:value-type="string">
            <text:p>2007:09</text:p>
          </table:table-cell>
          <table:table-cell office:value-type="float" office:value="2.020979">
            <text:p>2.020979</text:p>
          </table:table-cell>
          <table:table-cell office:value-type="float" office:value="1.916451">
            <text:p>1.916451</text:p>
          </table:table-cell>
          <table:table-cell office:value-type="float" office:value="0.104528">
            <text:p>0.104528</text:p>
          </table:table-cell>
          <table:table-cell table:number-columns-repeated="7"/>
        </table:table-row>
        <table:table-row table:style-name="ro1">
          <table:table-cell office:value-type="string">
            <text:p>2007:10</text:p>
          </table:table-cell>
          <table:table-cell office:value-type="float" office:value="2.456176">
            <text:p>2.456176</text:p>
          </table:table-cell>
          <table:table-cell office:value-type="float" office:value="2.001978">
            <text:p>2.001978</text:p>
          </table:table-cell>
          <table:table-cell office:value-type="float" office:value="0.454198">
            <text:p>0.454198</text:p>
          </table:table-cell>
          <table:table-cell table:number-columns-repeated="7"/>
        </table:table-row>
        <table:table-row table:style-name="ro1">
          <table:table-cell office:value-type="string">
            <text:p>2007:11</text:p>
          </table:table-cell>
          <table:table-cell office:value-type="float" office:value="2.889836">
            <text:p>2.889836</text:p>
          </table:table-cell>
          <table:table-cell office:value-type="float" office:value="2.837534">
            <text:p>2.837534</text:p>
          </table:table-cell>
          <table:table-cell office:value-type="float" office:value="0.052301">
            <text:p>0.052301</text:p>
          </table:table-cell>
          <table:table-cell table:number-columns-repeated="7"/>
        </table:table-row>
        <table:table-row table:style-name="ro1">
          <table:table-cell office:value-type="string">
            <text:p>2007:12</text:p>
          </table:table-cell>
          <table:table-cell office:value-type="float" office:value="3.35837">
            <text:p>3.35837</text:p>
          </table:table-cell>
          <table:table-cell office:value-type="float" office:value="3.011458">
            <text:p>3.011458</text:p>
          </table:table-cell>
          <table:table-cell office:value-type="float" office:value="0.346911">
            <text:p>0.346911</text:p>
          </table:table-cell>
          <table:table-cell table:number-columns-repeated="7"/>
        </table:table-row>
        <table:table-row table:style-name="ro1">
          <table:table-cell office:value-type="string">
            <text:p>2008:01</text:p>
          </table:table-cell>
          <table:table-cell office:value-type="float" office:value="2.004179">
            <text:p>2.004179</text:p>
          </table:table-cell>
          <table:table-cell office:value-type="float" office:value="2.025258">
            <text:p>2.025258</text:p>
          </table:table-cell>
          <table:table-cell office:value-type="float" office:value="-0.02108">
            <text:p>-0.02108</text:p>
          </table:table-cell>
          <table:table-cell table:number-columns-repeated="7"/>
        </table:table-row>
        <table:table-row table:style-name="ro1">
          <table:table-cell office:value-type="string">
            <text:p>2008:02</text:p>
          </table:table-cell>
          <table:table-cell office:value-type="float" office:value="3.546896">
            <text:p>3.546896</text:p>
          </table:table-cell>
          <table:table-cell office:value-type="float" office:value="3.208844">
            <text:p>3.208844</text:p>
          </table:table-cell>
          <table:table-cell office:value-type="float" office:value="0.338052">
            <text:p>0.338052</text:p>
          </table:table-cell>
          <table:table-cell table:number-columns-repeated="7"/>
        </table:table-row>
        <table:table-row table:style-name="ro1">
          <table:table-cell office:value-type="string">
            <text:p>2008:03</text:p>
          </table:table-cell>
          <table:table-cell office:value-type="float" office:value="2.854869">
            <text:p>2.854869</text:p>
          </table:table-cell>
          <table:table-cell office:value-type="float" office:value="2.909826">
            <text:p>2.909826</text:p>
          </table:table-cell>
          <table:table-cell office:value-type="float" office:value="-0.054958">
            <text:p>-0.054958</text:p>
          </table:table-cell>
          <table:table-cell table:number-columns-repeated="7"/>
        </table:table-row>
        <table:table-row table:style-name="ro1">
          <table:table-cell office:value-type="string">
            <text:p>2008:04</text:p>
          </table:table-cell>
          <table:table-cell office:value-type="float" office:value="2.588052">
            <text:p>2.588052</text:p>
          </table:table-cell>
          <table:table-cell office:value-type="float" office:value="2.533816">
            <text:p>2.533816</text:p>
          </table:table-cell>
          <table:table-cell office:value-type="float" office:value="0.054236">
            <text:p>0.054236</text:p>
          </table:table-cell>
          <table:table-cell table:number-columns-repeated="7"/>
        </table:table-row>
        <table:table-row table:style-name="ro1">
          <table:table-cell office:value-type="string">
            <text:p>2008:05</text:p>
          </table:table-cell>
          <table:table-cell office:value-type="float" office:value="2.957867">
            <text:p>2.957867</text:p>
          </table:table-cell>
          <table:table-cell office:value-type="float" office:value="2.742128">
            <text:p>2.742128</text:p>
          </table:table-cell>
          <table:table-cell office:value-type="float" office:value="0.215739">
            <text:p>0.215739</text:p>
          </table:table-cell>
          <table:table-cell table:number-columns-repeated="7"/>
        </table:table-row>
        <table:table-row table:style-name="ro1">
          <table:table-cell office:value-type="string">
            <text:p>2008:06</text:p>
          </table:table-cell>
          <table:table-cell office:value-type="float" office:value="2.613356">
            <text:p>2.613356</text:p>
          </table:table-cell>
          <table:table-cell office:value-type="float" office:value="2.894723">
            <text:p>2.894723</text:p>
          </table:table-cell>
          <table:table-cell office:value-type="float" office:value="-0.281368">
            <text:p>-0.281368</text:p>
          </table:table-cell>
          <table:table-cell table:number-columns-repeated="7"/>
        </table:table-row>
        <table:table-row table:style-name="ro1">
          <table:table-cell office:value-type="string">
            <text:p>2008:07</text:p>
          </table:table-cell>
          <table:table-cell office:value-type="float" office:value="3.060516">
            <text:p>3.060516</text:p>
          </table:table-cell>
          <table:table-cell office:value-type="float" office:value="3.021366">
            <text:p>3.021366</text:p>
          </table:table-cell>
          <table:table-cell office:value-type="float" office:value="0.03915">
            <text:p>0.03915</text:p>
          </table:table-cell>
          <table:table-cell table:number-columns-repeated="7"/>
        </table:table-row>
        <table:table-row table:style-name="ro1">
          <table:table-cell office:value-type="string">
            <text:p>2008:08</text:p>
          </table:table-cell>
          <table:table-cell office:value-type="float" office:value="2.563759">
            <text:p>2.563759</text:p>
          </table:table-cell>
          <table:table-cell office:value-type="float" office:value="2.901555">
            <text:p>2.901555</text:p>
          </table:table-cell>
          <table:table-cell office:value-type="float" office:value="-0.337796">
            <text:p>-0.337796</text:p>
          </table:table-cell>
          <table:table-cell table:number-columns-repeated="7"/>
        </table:table-row>
        <table:table-row table:style-name="ro1">
          <table:table-cell office:value-type="string">
            <text:p>2008:09</text:p>
          </table:table-cell>
          <table:table-cell office:value-type="float" office:value="3.212704">
            <text:p>3.212704</text:p>
          </table:table-cell>
          <table:table-cell office:value-type="float" office:value="2.909781">
            <text:p>2.909781</text:p>
          </table:table-cell>
          <table:table-cell office:value-type="float" office:value="0.302923">
            <text:p>0.302923</text:p>
          </table:table-cell>
          <table:table-cell table:number-columns-repeated="7"/>
        </table:table-row>
        <table:table-row table:style-name="ro1">
          <table:table-cell office:value-type="string">
            <text:p>2008:10</text:p>
          </table:table-cell>
          <table:table-cell office:value-type="float" office:value="1.528803">
            <text:p>1.528803</text:p>
          </table:table-cell>
          <table:table-cell office:value-type="float" office:value="2.148388">
            <text:p>2.148388</text:p>
          </table:table-cell>
          <table:table-cell office:value-type="float" office:value="-0.619585">
            <text:p>-0.619585</text:p>
          </table:table-cell>
          <table:table-cell table:number-columns-repeated="7"/>
        </table:table-row>
        <table:table-row table:style-name="ro1">
          <table:table-cell office:value-type="string">
            <text:p>2008:11</text:p>
          </table:table-cell>
          <table:table-cell office:value-type="float" office:value="0.721069">
            <text:p>0.721069</text:p>
          </table:table-cell>
          <table:table-cell office:value-type="float" office:value="1.235845">
            <text:p>1.235845</text:p>
          </table:table-cell>
          <table:table-cell office:value-type="float" office:value="-0.514776">
            <text:p>-0.514776</text:p>
          </table:table-cell>
          <table:table-cell table:number-columns-repeated="7"/>
        </table:table-row>
        <table:table-row table:style-name="ro1">
          <table:table-cell office:value-type="string">
            <text:p>2008:12</text:p>
          </table:table-cell>
          <table:table-cell office:value-type="float" office:value="0.285676">
            <text:p>0.285676</text:p>
          </table:table-cell>
          <table:table-cell office:value-type="float" office:value="0.634725">
            <text:p>0.634725</text:p>
          </table:table-cell>
          <table:table-cell office:value-type="float" office:value="-0.349049">
            <text:p>-0.349049</text:p>
          </table:table-cell>
          <table:table-cell table:number-columns-repeated="7"/>
        </table:table-row>
        <table:table-row table:style-name="ro1">
          <table:table-cell office:value-type="string">
            <text:p>2009:01</text:p>
          </table:table-cell>
          <table:table-cell office:value-type="float" office:value="-0.166362">
            <text:p>-0.166362</text:p>
          </table:table-cell>
          <table:table-cell office:value-type="float" office:value="0.376589">
            <text:p>0.376589</text:p>
          </table:table-cell>
          <table:table-cell office:value-type="float" office:value="-0.542951">
            <text:p>-0.542951</text:p>
          </table:table-cell>
          <table:table-cell table:number-columns-repeated="7"/>
        </table:table-row>
        <table:table-row table:style-name="ro1">
          <table:table-cell office:value-type="string">
            <text:p>2009:02</text:p>
          </table:table-cell>
          <table:table-cell office:value-type="float" office:value="0.492566">
            <text:p>0.492566</text:p>
          </table:table-cell>
          <table:table-cell office:value-type="float" office:value="0.575655">
            <text:p>0.575655</text:p>
          </table:table-cell>
          <table:table-cell office:value-type="float" office:value="-0.083089">
            <text:p>-0.083089</text:p>
          </table:table-cell>
          <table:table-cell table:number-columns-repeated="7"/>
        </table:table-row>
        <table:table-row table:style-name="ro1">
          <table:table-cell office:value-type="string">
            <text:p>2009:03</text:p>
          </table:table-cell>
          <table:table-cell office:value-type="float" office:value="2.090692">
            <text:p>2.090692</text:p>
          </table:table-cell>
          <table:table-cell office:value-type="float" office:value="1.686516">
            <text:p>1.686516</text:p>
          </table:table-cell>
          <table:table-cell office:value-type="float" office:value="0.404177">
            <text:p>0.404177</text:p>
          </table:table-cell>
          <table:table-cell table:number-columns-repeated="7"/>
        </table:table-row>
        <table:table-row table:style-name="ro1">
          <table:table-cell office:value-type="string">
            <text:p>2009:04</text:p>
          </table:table-cell>
          <table:table-cell office:value-type="float" office:value="1.702772">
            <text:p>1.702772</text:p>
          </table:table-cell>
          <table:table-cell office:value-type="float" office:value="1.483623">
            <text:p>1.483623</text:p>
          </table:table-cell>
          <table:table-cell office:value-type="float" office:value="0.219148">
            <text:p>0.219148</text:p>
          </table:table-cell>
          <table:table-cell table:number-columns-repeated="7"/>
        </table:table-row>
        <table:table-row table:style-name="ro1">
          <table:table-cell office:value-type="string">
            <text:p>2009:05</text:p>
          </table:table-cell>
          <table:table-cell office:value-type="float" office:value="2.120741">
            <text:p>2.120741</text:p>
          </table:table-cell>
          <table:table-cell office:value-type="float" office:value="2.09801">
            <text:p>2.09801</text:p>
          </table:table-cell>
          <table:table-cell office:value-type="float" office:value="0.022731">
            <text:p>0.022731</text:p>
          </table:table-cell>
          <table:table-cell table:number-columns-repeated="7"/>
        </table:table-row>
        <table:table-row table:style-name="ro1">
          <table:table-cell office:value-type="string">
            <text:p>2009:06</text:p>
          </table:table-cell>
          <table:table-cell office:value-type="float" office:value="1.46152">
            <text:p>1.46152</text:p>
          </table:table-cell>
          <table:table-cell office:value-type="float" office:value="1.221667">
            <text:p>1.221667</text:p>
          </table:table-cell>
          <table:table-cell office:value-type="float" office:value="0.239853">
            <text:p>0.239853</text:p>
          </table:table-cell>
          <table:table-cell table:number-columns-repeated="7"/>
        </table:table-row>
        <table:table-row table:style-name="ro1">
          <table:table-cell office:value-type="string">
            <text:p>2009:07</text:p>
          </table:table-cell>
          <table:table-cell office:value-type="float" office:value="2.479783">
            <text:p>2.479783</text:p>
          </table:table-cell>
          <table:table-cell office:value-type="float" office:value="2.488998">
            <text:p>2.488998</text:p>
          </table:table-cell>
          <table:table-cell office:value-type="float" office:value="-0.009215">
            <text:p>-0.009215</text:p>
          </table:table-cell>
          <table:table-cell table:number-columns-repeated="7"/>
        </table:table-row>
        <table:table-row table:style-name="ro1">
          <table:table-cell office:value-type="string">
            <text:p>2009:08</text:p>
          </table:table-cell>
          <table:table-cell office:value-type="float" office:value="1.595645">
            <text:p>1.595645</text:p>
          </table:table-cell>
          <table:table-cell office:value-type="float" office:value="1.668111">
            <text:p>1.668111</text:p>
          </table:table-cell>
          <table:table-cell office:value-type="float" office:value="-0.072466">
            <text:p>-0.072466</text:p>
          </table:table-cell>
          <table:table-cell table:number-columns-repeated="7"/>
        </table:table-row>
        <table:table-row table:style-name="ro1">
          <table:table-cell office:value-type="string">
            <text:p>2009:09</text:p>
          </table:table-cell>
          <table:table-cell office:value-type="float" office:value="1.23634">
            <text:p>1.23634</text:p>
          </table:table-cell>
          <table:table-cell office:value-type="float" office:value="1.236112">
            <text:p>1.236112</text:p>
          </table:table-cell>
          <table:table-cell office:value-type="float" office:value="0.000228">
            <text:p>0.000228</text:p>
          </table:table-cell>
          <table:table-cell table:number-columns-repeated="7"/>
        </table:table-row>
        <table:table-row table:style-name="ro1">
          <table:table-cell office:value-type="string">
            <text:p>2009:10</text:p>
          </table:table-cell>
          <table:table-cell office:value-type="float" office:value="2.0373">
            <text:p>2.0373</text:p>
          </table:table-cell>
          <table:table-cell office:value-type="float" office:value="2.16128">
            <text:p>2.16128</text:p>
          </table:table-cell>
          <table:table-cell office:value-type="float" office:value="-0.123981">
            <text:p>-0.123981</text:p>
          </table:table-cell>
          <table:table-cell table:number-columns-repeated="7"/>
        </table:table-row>
        <table:table-row table:style-name="ro1">
          <table:table-cell office:value-type="string">
            <text:p>2009:11</text:p>
          </table:table-cell>
          <table:table-cell office:value-type="float" office:value="0.886012">
            <text:p>0.886012</text:p>
          </table:table-cell>
          <table:table-cell office:value-type="float" office:value="1.078008">
            <text:p>1.078008</text:p>
          </table:table-cell>
          <table:table-cell office:value-type="float" office:value="-0.191996">
            <text:p>-0.191996</text:p>
          </table:table-cell>
          <table:table-cell table:number-columns-repeated="7"/>
        </table:table-row>
        <table:table-row table:style-name="ro1">
          <table:table-cell office:value-type="string">
            <text:p>2009:12</text:p>
          </table:table-cell>
          <table:table-cell office:value-type="float" office:value="1.659884">
            <text:p>1.659884</text:p>
          </table:table-cell>
          <table:table-cell office:value-type="float" office:value="1.759498">
            <text:p>1.759498</text:p>
          </table:table-cell>
          <table:table-cell office:value-type="float" office:value="-0.099615">
            <text:p>-0.099615</text:p>
          </table:table-cell>
          <table:table-cell table:number-columns-repeated="7"/>
        </table:table-row>
        <table:table-row table:style-name="ro1">
          <table:table-cell office:value-type="string">
            <text:p>2010:01</text:p>
          </table:table-cell>
          <table:table-cell office:value-type="float" office:value="0.509927">
            <text:p>0.509927</text:p>
          </table:table-cell>
          <table:table-cell office:value-type="float" office:value="0.783843">
            <text:p>0.783843</text:p>
          </table:table-cell>
          <table:table-cell office:value-type="float" office:value="-0.273917">
            <text:p>-0.273917</text:p>
          </table:table-cell>
          <table:table-cell table:number-columns-repeated="7"/>
        </table:table-row>
        <table:table-row table:style-name="ro1">
          <table:table-cell office:value-type="string">
            <text:p>2010:02</text:p>
          </table:table-cell>
          <table:table-cell office:value-type="float" office:value="1.750532">
            <text:p>1.750532</text:p>
          </table:table-cell>
          <table:table-cell office:value-type="float" office:value="1.45074">
            <text:p>1.45074</text:p>
          </table:table-cell>
          <table:table-cell office:value-type="float" office:value="0.299792">
            <text:p>0.299792</text:p>
          </table:table-cell>
          <table:table-cell table:number-columns-repeated="7"/>
        </table:table-row>
        <table:table-row table:style-name="ro1">
          <table:table-cell office:value-type="string">
            <text:p>2010:03</text:p>
          </table:table-cell>
          <table:table-cell office:value-type="float" office:value="2.884209">
            <text:p>2.884209</text:p>
          </table:table-cell>
          <table:table-cell office:value-type="float" office:value="2.777869">
            <text:p>2.777869</text:p>
          </table:table-cell>
          <table:table-cell office:value-type="float" office:value="0.10634">
            <text:p>0.10634</text:p>
          </table:table-cell>
          <table:table-cell table:number-columns-repeated="7"/>
        </table:table-row>
        <table:table-row table:style-name="ro1">
          <table:table-cell office:value-type="string">
            <text:p>2010:04</text:p>
          </table:table-cell>
          <table:table-cell office:value-type="float" office:value="2.562576">
            <text:p>2.562576</text:p>
          </table:table-cell>
          <table:table-cell office:value-type="float" office:value="2.314384">
            <text:p>2.314384</text:p>
          </table:table-cell>
          <table:table-cell office:value-type="float" office:value="0.248192">
            <text:p>0.248192</text:p>
          </table:table-cell>
          <table:table-cell table:number-columns-repeated="7"/>
        </table:table-row>
        <table:table-row table:style-name="ro1">
          <table:table-cell office:value-type="string">
            <text:p>2010:05</text:p>
          </table:table-cell>
          <table:table-cell office:value-type="float" office:value="2.654963">
            <text:p>2.654963</text:p>
          </table:table-cell>
          <table:table-cell office:value-type="float" office:value="2.678254">
            <text:p>2.678254</text:p>
          </table:table-cell>
          <table:table-cell office:value-type="float" office:value="-0.023291">
            <text:p>-0.023291</text:p>
          </table:table-cell>
          <table:table-cell table:number-columns-repeated="7"/>
        </table:table-row>
        <table:table-row table:style-name="ro1">
          <table:table-cell office:value-type="string">
            <text:p>2010:06</text:p>
          </table:table-cell>
          <table:table-cell office:value-type="float" office:value="2.807156">
            <text:p>2.807156</text:p>
          </table:table-cell>
          <table:table-cell office:value-type="float" office:value="2.871431">
            <text:p>2.871431</text:p>
          </table:table-cell>
          <table:table-cell office:value-type="float" office:value="-0.064275">
            <text:p>-0.064275</text:p>
          </table:table-cell>
          <table:table-cell table:number-columns-repeated="7"/>
        </table:table-row>
        <table:table-row table:style-name="ro1">
          <table:table-cell office:value-type="string">
            <text:p>2010:07</text:p>
          </table:table-cell>
          <table:table-cell office:value-type="float" office:value="3.313489">
            <text:p>3.313489</text:p>
          </table:table-cell>
          <table:table-cell office:value-type="float" office:value="3.06391">
            <text:p>3.06391</text:p>
          </table:table-cell>
          <table:table-cell office:value-type="float" office:value="0.249579">
            <text:p>0.249579</text:p>
          </table:table-cell>
          <table:table-cell table:number-columns-repeated="7"/>
        </table:table-row>
        <table:table-row table:style-name="ro1">
          <table:table-cell office:value-type="string">
            <text:p>2010:08</text:p>
          </table:table-cell>
          <table:table-cell office:value-type="float" office:value="2.504628">
            <text:p>2.504628</text:p>
          </table:table-cell>
          <table:table-cell office:value-type="float" office:value="2.228975">
            <text:p>2.228975</text:p>
          </table:table-cell>
          <table:table-cell office:value-type="float" office:value="0.275653">
            <text:p>0.275653</text:p>
          </table:table-cell>
          <table:table-cell table:number-columns-repeated="7"/>
        </table:table-row>
        <table:table-row table:style-name="ro1">
          <table:table-cell office:value-type="string">
            <text:p>2010:09</text:p>
          </table:table-cell>
          <table:table-cell office:value-type="float" office:value="2.330447">
            <text:p>2.330447</text:p>
          </table:table-cell>
          <table:table-cell office:value-type="float" office:value="2.162985">
            <text:p>2.162985</text:p>
          </table:table-cell>
          <table:table-cell office:value-type="float" office:value="0.167462">
            <text:p>0.167462</text:p>
          </table:table-cell>
          <table:table-cell table:number-columns-repeated="7"/>
        </table:table-row>
        <table:table-row table:style-name="ro1">
          <table:table-cell office:value-type="string">
            <text:p>2010:10</text:p>
          </table:table-cell>
          <table:table-cell office:value-type="float" office:value="3.418106">
            <text:p>3.418106</text:p>
          </table:table-cell>
          <table:table-cell office:value-type="float" office:value="3.109938">
            <text:p>3.109938</text:p>
          </table:table-cell>
          <table:table-cell office:value-type="float" office:value="0.308168">
            <text:p>0.308168</text:p>
          </table:table-cell>
          <table:table-cell table:number-columns-repeated="7"/>
        </table:table-row>
        <table:table-row table:style-name="ro1">
          <table:table-cell office:value-type="string">
            <text:p>2010:11</text:p>
          </table:table-cell>
          <table:table-cell office:value-type="float" office:value="2.60032">
            <text:p>2.60032</text:p>
          </table:table-cell>
          <table:table-cell office:value-type="float" office:value="2.864392">
            <text:p>2.864392</text:p>
          </table:table-cell>
          <table:table-cell office:value-type="float" office:value="-0.264071">
            <text:p>-0.264071</text:p>
          </table:table-cell>
          <table:table-cell table:number-columns-repeated="7"/>
        </table:table-row>
        <table:table-row table:style-name="ro1">
          <table:table-cell office:value-type="string">
            <text:p>2010:12</text:p>
          </table:table-cell>
          <table:table-cell office:value-type="float" office:value="2.498454">
            <text:p>2.498454</text:p>
          </table:table-cell>
          <table:table-cell office:value-type="float" office:value="2.791703">
            <text:p>2.791703</text:p>
          </table:table-cell>
          <table:table-cell office:value-type="float" office:value="-0.29325">
            <text:p>-0.29325</text:p>
          </table:table-cell>
          <table:table-cell table:number-columns-repeated="7"/>
        </table:table-row>
        <table:table-row table:style-name="ro1">
          <table:table-cell office:value-type="string">
            <text:p>2011:01</text:p>
          </table:table-cell>
          <table:table-cell office:value-type="float" office:value="2.878425">
            <text:p>2.878425</text:p>
          </table:table-cell>
          <table:table-cell office:value-type="float" office:value="3.207783">
            <text:p>3.207783</text:p>
          </table:table-cell>
          <table:table-cell office:value-type="float" office:value="-0.329358">
            <text:p>-0.329358</text:p>
          </table:table-cell>
          <table:table-cell table:number-columns-repeated="7"/>
        </table:table-row>
        <table:table-row table:style-name="ro1">
          <table:table-cell office:value-type="string">
            <text:p>2011:02</text:p>
          </table:table-cell>
          <table:table-cell office:value-type="float" office:value="2.547872">
            <text:p>2.547872</text:p>
          </table:table-cell>
          <table:table-cell office:value-type="float" office:value="2.84656">
            <text:p>2.84656</text:p>
          </table:table-cell>
          <table:table-cell office:value-type="float" office:value="-0.298688">
            <text:p>-0.298688</text:p>
          </table:table-cell>
          <table:table-cell table:number-columns-repeated="7"/>
        </table:table-row>
        <table:table-row table:style-name="ro1">
          <table:table-cell office:value-type="string">
            <text:p>2011:03</text:p>
          </table:table-cell>
          <table:table-cell office:value-type="float" office:value="3.28555">
            <text:p>3.28555</text:p>
          </table:table-cell>
          <table:table-cell office:value-type="float" office:value="3.229534">
            <text:p>3.229534</text:p>
          </table:table-cell>
          <table:table-cell office:value-type="float" office:value="0.056017">
            <text:p>0.056017</text:p>
          </table:table-cell>
          <table:table-cell table:number-columns-repeated="7"/>
        </table:table-row>
        <table:table-row table:style-name="ro1">
          <table:table-cell office:value-type="string">
            <text:p>2011:04</text:p>
          </table:table-cell>
          <table:table-cell office:value-type="float" office:value="3.959835">
            <text:p>3.959835</text:p>
          </table:table-cell>
          <table:table-cell office:value-type="float" office:value="4.174267">
            <text:p>4.174267</text:p>
          </table:table-cell>
          <table:table-cell office:value-type="float" office:value="-0.214432">
            <text:p>-0.214432</text:p>
          </table:table-cell>
          <table:table-cell table:number-columns-repeated="7"/>
        </table:table-row>
        <table:table-row table:style-name="ro1">
          <table:table-cell office:value-type="string">
            <text:p>2011:05</text:p>
          </table:table-cell>
          <table:table-cell office:value-type="float" office:value="3.532606">
            <text:p>3.532606</text:p>
          </table:table-cell>
          <table:table-cell office:value-type="float" office:value="3.509279">
            <text:p>3.509279</text:p>
          </table:table-cell>
          <table:table-cell office:value-type="float" office:value="0.023327">
            <text:p>0.023327</text:p>
          </table:table-cell>
          <table:table-cell table:number-columns-repeated="7"/>
        </table:table-row>
        <table:table-row table:style-name="ro1">
          <table:table-cell office:value-type="string">
            <text:p>2011:06</text:p>
          </table:table-cell>
          <table:table-cell office:value-type="float" office:value="3.002281">
            <text:p>3.002281</text:p>
          </table:table-cell>
          <table:table-cell office:value-type="float" office:value="2.684156">
            <text:p>2.684156</text:p>
          </table:table-cell>
          <table:table-cell office:value-type="float" office:value="0.318125">
            <text:p>0.318125</text:p>
          </table:table-cell>
          <table:table-cell table:number-columns-repeated="7"/>
        </table:table-row>
        <table:table-row table:style-name="ro1">
          <table:table-cell office:value-type="string">
            <text:p>2011:07</text:p>
          </table:table-cell>
          <table:table-cell office:value-type="float" office:value="3.955896">
            <text:p>3.955896</text:p>
          </table:table-cell>
          <table:table-cell office:value-type="float" office:value="3.813603">
            <text:p>3.813603</text:p>
          </table:table-cell>
          <table:table-cell office:value-type="float" office:value="0.142294">
            <text:p>0.142294</text:p>
          </table:table-cell>
          <table:table-cell table:number-columns-repeated="7"/>
        </table:table-row>
        <table:table-row table:style-name="ro1">
          <table:table-cell office:value-type="string">
            <text:p>2011:08</text:p>
          </table:table-cell>
          <table:table-cell office:value-type="float" office:value="3.374527">
            <text:p>3.374527</text:p>
          </table:table-cell>
          <table:table-cell office:value-type="float" office:value="3.202963">
            <text:p>3.202963</text:p>
          </table:table-cell>
          <table:table-cell office:value-type="float" office:value="0.171564">
            <text:p>0.171564</text:p>
          </table:table-cell>
          <table:table-cell table:number-columns-repeated="7"/>
        </table:table-row>
        <table:table-row table:style-name="ro1">
          <table:table-cell office:value-type="string">
            <text:p>2011:09</text:p>
          </table:table-cell>
          <table:table-cell office:value-type="float" office:value="2.665802">
            <text:p>2.665802</text:p>
          </table:table-cell>
          <table:table-cell office:value-type="float" office:value="3.331994">
            <text:p>3.331994</text:p>
          </table:table-cell>
          <table:table-cell office:value-type="float" office:value="-0.666192">
            <text:p>-0.666192</text:p>
          </table:table-cell>
          <table:table-cell table:number-columns-repeated="7"/>
        </table:table-row>
        <table:table-row table:style-name="ro1">
          <table:table-cell office:value-type="string">
            <text:p>2011:10</text:p>
          </table:table-cell>
          <table:table-cell office:value-type="float" office:value="3.899466">
            <text:p>3.899466</text:p>
          </table:table-cell>
          <table:table-cell office:value-type="float" office:value="4.181664">
            <text:p>4.181664</text:p>
          </table:table-cell>
          <table:table-cell office:value-type="float" office:value="-0.282198">
            <text:p>-0.282198</text:p>
          </table:table-cell>
          <table:table-cell table:number-columns-repeated="7"/>
        </table:table-row>
        <table:table-row table:style-name="ro1">
          <table:table-cell office:value-type="string">
            <text:p>2011:11</text:p>
          </table:table-cell>
          <table:table-cell office:value-type="float" office:value="1.948207">
            <text:p>1.948207</text:p>
          </table:table-cell>
          <table:table-cell office:value-type="float" office:value="2.502934">
            <text:p>2.502934</text:p>
          </table:table-cell>
          <table:table-cell office:value-type="float" office:value="-0.554727">
            <text:p>-0.554727</text:p>
          </table:table-cell>
          <table:table-cell table:number-columns-repeated="7"/>
        </table:table-row>
        <table:table-row table:style-name="ro1">
          <table:table-cell office:value-type="string">
            <text:p>2011:12</text:p>
          </table:table-cell>
          <table:table-cell office:value-type="float" office:value="1.777811">
            <text:p>1.777811</text:p>
          </table:table-cell>
          <table:table-cell office:value-type="float" office:value="2.214141">
            <text:p>2.214141</text:p>
          </table:table-cell>
          <table:table-cell office:value-type="float" office:value="-0.43633">
            <text:p>-0.43633</text:p>
          </table:table-cell>
          <table:table-cell table:number-columns-repeated="7"/>
        </table:table-row>
        <table:table-row table:style-name="ro1">
          <table:table-cell office:value-type="string">
            <text:p>2012:01</text:p>
          </table:table-cell>
          <table:table-cell office:value-type="float" office:value="1.776135">
            <text:p>1.776135</text:p>
          </table:table-cell>
          <table:table-cell office:value-type="float" office:value="2.167506">
            <text:p>2.167506</text:p>
          </table:table-cell>
          <table:table-cell office:value-type="float" office:value="-0.391371">
            <text:p>-0.391371</text:p>
          </table:table-cell>
          <table:table-cell table:number-columns-repeated="7"/>
        </table:table-row>
        <table:table-row table:style-name="ro1">
          <table:table-cell office:value-type="string">
            <text:p>2012:02</text:p>
          </table:table-cell>
          <table:table-cell office:value-type="float" office:value="2.082256">
            <text:p>2.082256</text:p>
          </table:table-cell>
          <table:table-cell office:value-type="float" office:value="1.957946">
            <text:p>1.957946</text:p>
          </table:table-cell>
          <table:table-cell office:value-type="float" office:value="0.12431">
            <text:p>0.12431</text:p>
          </table:table-cell>
          <table:table-cell table:number-columns-repeated="7"/>
        </table:table-row>
        <table:table-row table:style-name="ro1">
          <table:table-cell office:value-type="string">
            <text:p>2012:03</text:p>
          </table:table-cell>
          <table:table-cell office:value-type="float" office:value="2.814495">
            <text:p>2.814495</text:p>
          </table:table-cell>
          <table:table-cell office:value-type="float" office:value="2.88697">
            <text:p>2.88697</text:p>
          </table:table-cell>
          <table:table-cell office:value-type="float" office:value="-0.072475">
            <text:p>-0.072475</text:p>
          </table:table-cell>
          <table:table-cell table:number-columns-repeated="7"/>
        </table:table-row>
        <table:table-row table:style-name="ro1">
          <table:table-cell office:value-type="string">
            <text:p>2012:04</text:p>
          </table:table-cell>
          <table:table-cell office:value-type="float" office:value="2.731495">
            <text:p>2.731495</text:p>
          </table:table-cell>
          <table:table-cell office:value-type="float" office:value="2.976778">
            <text:p>2.976778</text:p>
          </table:table-cell>
          <table:table-cell office:value-type="float" office:value="-0.245283">
            <text:p>-0.245283</text:p>
          </table:table-cell>
          <table:table-cell table:number-columns-repeated="7"/>
        </table:table-row>
        <table:table-row table:style-name="ro1">
          <table:table-cell office:value-type="string">
            <text:p>2012:05</text:p>
          </table:table-cell>
          <table:table-cell office:value-type="float" office:value="3.817239">
            <text:p>3.817239</text:p>
          </table:table-cell>
          <table:table-cell office:value-type="float" office:value="3.824787">
            <text:p>3.824787</text:p>
          </table:table-cell>
          <table:table-cell office:value-type="float" office:value="-0.007548">
            <text:p>-0.007548</text:p>
          </table:table-cell>
          <table:table-cell table:number-columns-repeated="7"/>
        </table:table-row>
        <table:table-row table:style-name="ro1">
          <table:table-cell office:value-type="string">
            <text:p>2012:06</text:p>
          </table:table-cell>
          <table:table-cell office:value-type="float" office:value="3.796889">
            <text:p>3.796889</text:p>
          </table:table-cell>
          <table:table-cell office:value-type="float" office:value="3.805004">
            <text:p>3.805004</text:p>
          </table:table-cell>
          <table:table-cell office:value-type="float" office:value="-0.008115">
            <text:p>-0.008115</text:p>
          </table:table-cell>
          <table:table-cell table:number-columns-repeated="7"/>
        </table:table-row>
        <table:table-row table:style-name="ro1">
          <table:table-cell office:value-type="string">
            <text:p>2012:07</text:p>
          </table:table-cell>
          <table:table-cell office:value-type="float" office:value="2.872055">
            <text:p>2.872055</text:p>
          </table:table-cell>
          <table:table-cell office:value-type="float" office:value="2.784632">
            <text:p>2.784632</text:p>
          </table:table-cell>
          <table:table-cell office:value-type="float" office:value="0.087422">
            <text:p>0.087422</text:p>
          </table:table-cell>
          <table:table-cell table:number-columns-repeated="7"/>
        </table:table-row>
        <table:table-row table:style-name="ro1">
          <table:table-cell office:value-type="string">
            <text:p>2012:08</text:p>
          </table:table-cell>
          <table:table-cell office:value-type="float" office:value="2.828458">
            <text:p>2.828458</text:p>
          </table:table-cell>
          <table:table-cell office:value-type="float" office:value="3.134428">
            <text:p>3.134428</text:p>
          </table:table-cell>
          <table:table-cell office:value-type="float" office:value="-0.30597">
            <text:p>-0.30597</text:p>
          </table:table-cell>
          <table:table-cell table:number-columns-repeated="7"/>
        </table:table-row>
        <table:table-row table:style-name="ro1">
          <table:table-cell office:value-type="string">
            <text:p>2012:09</text:p>
          </table:table-cell>
          <table:table-cell office:value-type="float" office:value="2.627774">
            <text:p>2.627774</text:p>
          </table:table-cell>
          <table:table-cell office:value-type="float" office:value="2.416668">
            <text:p>2.416668</text:p>
          </table:table-cell>
          <table:table-cell office:value-type="float" office:value="0.211106">
            <text:p>0.211106</text:p>
          </table:table-cell>
          <table:table-cell table:number-columns-repeated="7"/>
        </table:table-row>
        <table:table-row table:style-name="ro1">
          <table:table-cell office:value-type="string">
            <text:p>2012:10</text:p>
          </table:table-cell>
          <table:table-cell office:value-type="float" office:value="2.679737">
            <text:p>2.679737</text:p>
          </table:table-cell>
          <table:table-cell office:value-type="float" office:value="2.450643">
            <text:p>2.450643</text:p>
          </table:table-cell>
          <table:table-cell office:value-type="float" office:value="0.229094">
            <text:p>0.229094</text:p>
          </table:table-cell>
          <table:table-cell table:number-columns-repeated="7"/>
        </table:table-row>
        <table:table-row table:style-name="ro1">
          <table:table-cell office:value-type="string">
            <text:p>2012:11</text:p>
          </table:table-cell>
          <table:table-cell office:value-type="float" office:value="2.724757">
            <text:p>2.724757</text:p>
          </table:table-cell>
          <table:table-cell office:value-type="float" office:value="2.61789">
            <text:p>2.61789</text:p>
          </table:table-cell>
          <table:table-cell office:value-type="float" office:value="0.106867">
            <text:p>0.106867</text:p>
          </table:table-cell>
          <table:table-cell table:number-columns-repeated="7"/>
        </table:table-row>
        <table:table-row table:style-name="ro1">
          <table:table-cell office:value-type="string">
            <text:p>2012:12</text:p>
          </table:table-cell>
          <table:table-cell office:value-type="float" office:value="2.309699">
            <text:p>2.309699</text:p>
          </table:table-cell>
          <table:table-cell office:value-type="float" office:value="2.582722">
            <text:p>2.582722</text:p>
          </table:table-cell>
          <table:table-cell office:value-type="float" office:value="-0.273023">
            <text:p>-0.273023</text:p>
          </table:table-cell>
          <table:table-cell table:number-columns-repeated="7"/>
        </table:table-row>
        <table:table-row table:style-name="ro1">
          <table:table-cell office:value-type="string">
            <text:p>2013:01</text:p>
          </table:table-cell>
          <table:table-cell office:value-type="float" office:value="2.612381">
            <text:p>2.612381</text:p>
          </table:table-cell>
          <table:table-cell office:value-type="float" office:value="2.49854">
            <text:p>2.49854</text:p>
          </table:table-cell>
          <table:table-cell office:value-type="float" office:value="0.113841">
            <text:p>0.113841</text:p>
          </table:table-cell>
          <table:table-cell table:number-columns-repeated="7"/>
        </table:table-row>
        <table:table-row table:style-name="ro1">
          <table:table-cell office:value-type="string">
            <text:p>2013:02</text:p>
          </table:table-cell>
          <table:table-cell office:value-type="float" office:value="2.685893">
            <text:p>2.685893</text:p>
          </table:table-cell>
          <table:table-cell office:value-type="float" office:value="3.151215">
            <text:p>3.151215</text:p>
          </table:table-cell>
          <table:table-cell office:value-type="float" office:value="-0.465321">
            <text:p>-0.465321</text:p>
          </table:table-cell>
          <table:table-cell table:number-columns-repeated="7"/>
        </table:table-row>
        <table:table-row table:style-name="ro1">
          <table:table-cell office:value-type="string">
            <text:p>2013:03</text:p>
          </table:table-cell>
          <table:table-cell office:value-type="float" office:value="3.639333">
            <text:p>3.639333</text:p>
          </table:table-cell>
          <table:table-cell office:value-type="float" office:value="3.572878">
            <text:p>3.572878</text:p>
          </table:table-cell>
          <table:table-cell office:value-type="float" office:value="0.066455">
            <text:p>0.066455</text:p>
          </table:table-cell>
          <table:table-cell table:number-columns-repeated="7"/>
        </table:table-row>
        <table:table-row table:style-name="ro1">
          <table:table-cell office:value-type="string">
            <text:p>2013:04</text:p>
          </table:table-cell>
          <table:table-cell office:value-type="float" office:value="3.430961">
            <text:p>3.430961</text:p>
          </table:table-cell>
          <table:table-cell office:value-type="float" office:value="3.549505">
            <text:p>3.549505</text:p>
          </table:table-cell>
          <table:table-cell office:value-type="float" office:value="-0.118544">
            <text:p>-0.118544</text:p>
          </table:table-cell>
          <table:table-cell table:number-columns-repeated="7"/>
        </table:table-row>
        <table:table-row table:style-name="ro1">
          <table:table-cell office:value-type="string">
            <text:p>2013:05</text:p>
          </table:table-cell>
          <table:table-cell office:value-type="float" office:value="3.911093">
            <text:p>3.911093</text:p>
          </table:table-cell>
          <table:table-cell office:value-type="float" office:value="3.831437">
            <text:p>3.831437</text:p>
          </table:table-cell>
          <table:table-cell office:value-type="float" office:value="0.079656">
            <text:p>0.079656</text:p>
          </table:table-cell>
          <table:table-cell table:number-columns-repeated="7"/>
        </table:table-row>
        <table:table-row table:style-name="ro1">
          <table:table-cell office:value-type="string">
            <text:p>2013:06</text:p>
          </table:table-cell>
          <table:table-cell office:value-type="float" office:value="3.17336">
            <text:p>3.17336</text:p>
          </table:table-cell>
          <table:table-cell office:value-type="float" office:value="3.65016">
            <text:p>3.65016</text:p>
          </table:table-cell>
          <table:table-cell office:value-type="float" office:value="-0.4768">
            <text:p>-0.4768</text:p>
          </table:table-cell>
          <table:table-cell table:number-columns-repeated="7"/>
        </table:table-row>
        <table:table-row table:style-name="ro1">
          <table:table-cell office:value-type="string">
            <text:p>2013:07</text:p>
          </table:table-cell>
          <table:table-cell office:value-type="float" office:value="4.611943">
            <text:p>4.611943</text:p>
          </table:table-cell>
          <table:table-cell office:value-type="float" office:value="4.031376">
            <text:p>4.031376</text:p>
          </table:table-cell>
          <table:table-cell office:value-type="float" office:value="0.580567">
            <text:p>0.580567</text:p>
          </table:table-cell>
          <table:table-cell table:number-columns-repeated="7"/>
        </table:table-row>
        <table:table-row table:style-name="ro1">
          <table:table-cell office:value-type="string">
            <text:p>2013:08</text:p>
          </table:table-cell>
          <table:table-cell office:value-type="float" office:value="2.869921">
            <text:p>2.869921</text:p>
          </table:table-cell>
          <table:table-cell office:value-type="float" office:value="2.682627">
            <text:p>2.682627</text:p>
          </table:table-cell>
          <table:table-cell office:value-type="float" office:value="0.187294">
            <text:p>0.187294</text:p>
          </table:table-cell>
          <table:table-cell table:number-columns-repeated="7"/>
        </table:table-row>
        <table:table-row table:style-name="ro1">
          <table:table-cell office:value-type="string">
            <text:p>2013:09</text:p>
          </table:table-cell>
          <table:table-cell office:value-type="float" office:value="3.545971">
            <text:p>3.545971</text:p>
          </table:table-cell>
          <table:table-cell office:value-type="float" office:value="3.49515">
            <text:p>3.49515</text:p>
          </table:table-cell>
          <table:table-cell office:value-type="float" office:value="0.050821">
            <text:p>0.050821</text:p>
          </table:table-cell>
          <table:table-cell table:number-columns-repeated="7"/>
        </table:table-row>
        <table:table-row table:style-name="ro1">
          <table:table-cell office:value-type="string">
            <text:p>2013:10</text:p>
          </table:table-cell>
          <table:table-cell office:value-type="float" office:value="4.320281">
            <text:p>4.320281</text:p>
          </table:table-cell>
          <table:table-cell office:value-type="float" office:value="4.268721">
            <text:p>4.268721</text:p>
          </table:table-cell>
          <table:table-cell office:value-type="float" office:value="0.05156">
            <text:p>0.05156</text:p>
          </table:table-cell>
          <table:table-cell table:number-columns-repeated="7"/>
        </table:table-row>
        <table:table-row table:style-name="ro1">
          <table:table-cell office:value-type="string">
            <text:p>2013:11</text:p>
          </table:table-cell>
          <table:table-cell office:value-type="float" office:value="3.553706">
            <text:p>3.553706</text:p>
          </table:table-cell>
          <table:table-cell office:value-type="float" office:value="3.786697">
            <text:p>3.786697</text:p>
          </table:table-cell>
          <table:table-cell office:value-type="float" office:value="-0.232991">
            <text:p>-0.232991</text:p>
          </table:table-cell>
          <table:table-cell table:number-columns-repeated="7"/>
        </table:table-row>
        <table:table-row table:style-name="ro1">
          <table:table-cell office:value-type="string">
            <text:p>2013:12</text:p>
          </table:table-cell>
          <table:table-cell office:value-type="float" office:value="3.48798">
            <text:p>3.48798</text:p>
          </table:table-cell>
          <table:table-cell office:value-type="float" office:value="3.206468">
            <text:p>3.206468</text:p>
          </table:table-cell>
          <table:table-cell office:value-type="float" office:value="0.281512">
            <text:p>0.281512</text:p>
          </table:table-cell>
          <table:table-cell table:number-columns-repeated="7"/>
        </table:table-row>
        <table:table-row table:style-name="ro1">
          <table:table-cell office:value-type="string">
            <text:p>2014:01</text:p>
          </table:table-cell>
          <table:table-cell office:value-type="float" office:value="3.349026">
            <text:p>3.349026</text:p>
          </table:table-cell>
          <table:table-cell office:value-type="float" office:value="2.970189">
            <text:p>2.970189</text:p>
          </table:table-cell>
          <table:table-cell office:value-type="float" office:value="0.378836">
            <text:p>0.378836</text:p>
          </table:table-cell>
          <table:table-cell table:number-columns-repeated="7"/>
        </table:table-row>
        <table:table-row table:style-name="ro1">
          <table:table-cell office:value-type="string">
            <text:p>2014:02</text:p>
          </table:table-cell>
          <table:table-cell office:value-type="float" office:value="3.71575">
            <text:p>3.71575</text:p>
          </table:table-cell>
          <table:table-cell office:value-type="float" office:value="3.602884">
            <text:p>3.602884</text:p>
          </table:table-cell>
          <table:table-cell office:value-type="float" office:value="0.112866">
            <text:p>0.112866</text:p>
          </table:table-cell>
          <table:table-cell table:number-columns-repeated="7"/>
        </table:table-row>
        <table:table-row table:style-name="ro1">
          <table:table-cell office:value-type="string">
            <text:p>2014:03</text:p>
          </table:table-cell>
          <table:table-cell office:value-type="float" office:value="3.772991">
            <text:p>3.772991</text:p>
          </table:table-cell>
          <table:table-cell office:value-type="float" office:value="3.627411">
            <text:p>3.627411</text:p>
          </table:table-cell>
          <table:table-cell office:value-type="float" office:value="0.14558">
            <text:p>0.14558</text:p>
          </table:table-cell>
          <table:table-cell table:number-columns-repeated="7"/>
        </table:table-row>
        <table:table-row table:style-name="ro1">
          <table:table-cell office:value-type="string">
            <text:p>2014:04</text:p>
          </table:table-cell>
          <table:table-cell office:value-type="float" office:value="4.103756">
            <text:p>4.103756</text:p>
          </table:table-cell>
          <table:table-cell office:value-type="float" office:value="3.927724">
            <text:p>3.927724</text:p>
          </table:table-cell>
          <table:table-cell office:value-type="float" office:value="0.176032">
            <text:p>0.176032</text:p>
          </table:table-cell>
          <table:table-cell table:number-columns-repeated="7"/>
        </table:table-row>
        <table:table-row table:style-name="ro1">
          <table:table-cell office:value-type="string">
            <text:p>2014:05</text:p>
          </table:table-cell>
          <table:table-cell office:value-type="float" office:value="3.404911">
            <text:p>3.404911</text:p>
          </table:table-cell>
          <table:table-cell office:value-type="float" office:value="3.67827">
            <text:p>3.67827</text:p>
          </table:table-cell>
          <table:table-cell office:value-type="float" office:value="-0.273359">
            <text:p>-0.273359</text:p>
          </table:table-cell>
          <table:table-cell table:number-columns-repeated="7"/>
        </table:table-row>
        <table:table-row table:style-name="ro1">
          <table:table-cell office:value-type="string">
            <text:p>2014:06</text:p>
          </table:table-cell>
          <table:table-cell office:value-type="float" office:value="2.944845">
            <text:p>2.944845</text:p>
          </table:table-cell>
          <table:table-cell office:value-type="float" office:value="2.457881">
            <text:p>2.457881</text:p>
          </table:table-cell>
          <table:table-cell office:value-type="float" office:value="0.486964">
            <text:p>0.486964</text:p>
          </table:table-cell>
          <table:table-cell table:number-columns-repeated="7"/>
        </table:table-row>
        <table:table-row table:style-name="ro1">
          <table:table-cell office:value-type="string">
            <text:p>2014:07</text:p>
          </table:table-cell>
          <table:table-cell office:value-type="float" office:value="2.884926">
            <text:p>2.884926</text:p>
          </table:table-cell>
          <table:table-cell office:value-type="float" office:value="2.903386">
            <text:p>2.903386</text:p>
          </table:table-cell>
          <table:table-cell office:value-type="float" office:value="-0.018459">
            <text:p>-0.018459</text:p>
          </table:table-cell>
          <table:table-cell table:number-columns-repeated="7"/>
        </table:table-row>
        <table:table-row table:style-name="ro1">
          <table:table-cell office:value-type="string">
            <text:p>2014:08</text:p>
          </table:table-cell>
          <table:table-cell office:value-type="float" office:value="3.125195">
            <text:p>3.125195</text:p>
          </table:table-cell>
          <table:table-cell office:value-type="float" office:value="2.581917">
            <text:p>2.581917</text:p>
          </table:table-cell>
          <table:table-cell office:value-type="float" office:value="0.543278">
            <text:p>0.543278</text:p>
          </table:table-cell>
          <table:table-cell table:number-columns-repeated="7"/>
        </table:table-row>
        <table:table-row table:style-name="ro1">
          <table:table-cell office:value-type="string">
            <text:p>2014:09</text:p>
          </table:table-cell>
          <table:table-cell office:value-type="float" office:value="3.732486">
            <text:p>3.732486</text:p>
          </table:table-cell>
          <table:table-cell office:value-type="float" office:value="3.449818">
            <text:p>3.449818</text:p>
          </table:table-cell>
          <table:table-cell office:value-type="float" office:value="0.282668">
            <text:p>0.282668</text:p>
          </table:table-cell>
          <table:table-cell table:number-columns-repeated="7"/>
        </table:table-row>
        <table:table-row table:style-name="ro1">
          <table:table-cell office:value-type="string">
            <text:p>2014:10</text:p>
          </table:table-cell>
          <table:table-cell office:value-type="float" office:value="3.124589">
            <text:p>3.124589</text:p>
          </table:table-cell>
          <table:table-cell office:value-type="float" office:value="2.848881">
            <text:p>2.848881</text:p>
          </table:table-cell>
          <table:table-cell office:value-type="float" office:value="0.275707">
            <text:p>0.275707</text:p>
          </table:table-cell>
          <table:table-cell table:number-columns-repeated="7"/>
        </table:table-row>
        <table:table-row table:style-name="ro1">
          <table:table-cell office:value-type="string">
            <text:p>2014:11</text:p>
          </table:table-cell>
          <table:table-cell office:value-type="float" office:value="1.998408">
            <text:p>1.998408</text:p>
          </table:table-cell>
          <table:table-cell office:value-type="float" office:value="2.493986">
            <text:p>2.493986</text:p>
          </table:table-cell>
          <table:table-cell office:value-type="float" office:value="-0.495578">
            <text:p>-0.495578</text:p>
          </table:table-cell>
          <table:table-cell table:number-columns-repeated="7"/>
        </table:table-row>
        <table:table-row table:style-name="ro1">
          <table:table-cell office:value-type="string">
            <text:p>2014:12</text:p>
          </table:table-cell>
          <table:table-cell office:value-type="float" office:value="2.961723">
            <text:p>2.961723</text:p>
          </table:table-cell>
          <table:table-cell office:value-type="float" office:value="2.497397">
            <text:p>2.497397</text:p>
          </table:table-cell>
          <table:table-cell office:value-type="float" office:value="0.464326">
            <text:p>0.464326</text:p>
          </table:table-cell>
          <table:table-cell table:number-columns-repeated="7"/>
        </table:table-row>
        <table:table-row table:style-name="ro1">
          <table:table-cell office:value-type="string">
            <text:p>2015:01</text:p>
          </table:table-cell>
          <table:table-cell office:value-type="float" office:value="2.261393">
            <text:p>2.261393</text:p>
          </table:table-cell>
          <table:table-cell office:value-type="float" office:value="2.002651">
            <text:p>2.002651</text:p>
          </table:table-cell>
          <table:table-cell office:value-type="float" office:value="0.258742">
            <text:p>0.258742</text:p>
          </table:table-cell>
          <table:table-cell table:number-columns-repeated="7"/>
        </table:table-row>
        <table:table-row table:style-name="ro1">
          <table:table-cell office:value-type="string">
            <text:p>2015:02</text:p>
          </table:table-cell>
          <table:table-cell office:value-type="float" office:value="2.499018">
            <text:p>2.499018</text:p>
          </table:table-cell>
          <table:table-cell office:value-type="float" office:value="2.255487">
            <text:p>2.255487</text:p>
          </table:table-cell>
          <table:table-cell office:value-type="float" office:value="0.243531">
            <text:p>0.243531</text:p>
          </table:table-cell>
          <table:table-cell table:number-columns-repeated="7"/>
        </table:table-row>
        <table:table-row table:style-name="ro1">
          <table:table-cell office:value-type="string">
            <text:p>2015:03</text:p>
          </table:table-cell>
          <table:table-cell office:value-type="float" office:value="3.189885">
            <text:p>3.189885</text:p>
          </table:table-cell>
          <table:table-cell office:value-type="float" office:value="3.478429">
            <text:p>3.478429</text:p>
          </table:table-cell>
          <table:table-cell office:value-type="float" office:value="-0.288544">
            <text:p>-0.288544</text:p>
          </table:table-cell>
          <table:table-cell table:number-columns-repeated="7"/>
        </table:table-row>
        <table:table-row table:style-name="ro1">
          <table:table-cell office:value-type="string">
            <text:p>2015:04</text:p>
          </table:table-cell>
          <table:table-cell office:value-type="float" office:value="4.412507">
            <text:p>4.412507</text:p>
          </table:table-cell>
          <table:table-cell office:value-type="float" office:value="4.286303">
            <text:p>4.286303</text:p>
          </table:table-cell>
          <table:table-cell office:value-type="float" office:value="0.126204">
            <text:p>0.126204</text:p>
          </table:table-cell>
          <table:table-cell table:number-columns-repeated="7"/>
        </table:table-row>
        <table:table-row table:style-name="ro1">
          <table:table-cell office:value-type="string">
            <text:p>2015:05</text:p>
          </table:table-cell>
          <table:table-cell office:value-type="float" office:value="2.967679">
            <text:p>2.967679</text:p>
          </table:table-cell>
          <table:table-cell office:value-type="float" office:value="3.561279">
            <text:p>3.561279</text:p>
          </table:table-cell>
          <table:table-cell office:value-type="float" office:value="-0.5936">
            <text:p>-0.5936</text:p>
          </table:table-cell>
          <table:table-cell table:number-columns-repeated="7"/>
        </table:table-row>
        <table:table-row table:style-name="ro1">
          <table:table-cell office:value-type="string">
            <text:p>2015:06</text:p>
          </table:table-cell>
          <table:table-cell office:value-type="float" office:value="4.264123">
            <text:p>4.264123</text:p>
          </table:table-cell>
          <table:table-cell office:value-type="float" office:value="4.083002">
            <text:p>4.083002</text:p>
          </table:table-cell>
          <table:table-cell office:value-type="float" office:value="0.181121">
            <text:p>0.181121</text:p>
          </table:table-cell>
          <table:table-cell table:number-columns-repeated="7"/>
        </table:table-row>
        <table:table-row table:style-name="ro1">
          <table:table-cell office:value-type="string">
            <text:p>2015:07</text:p>
          </table:table-cell>
          <table:table-cell office:value-type="float" office:value="3.143125">
            <text:p>3.143125</text:p>
          </table:table-cell>
          <table:table-cell office:value-type="float" office:value="3.527291">
            <text:p>3.527291</text:p>
          </table:table-cell>
          <table:table-cell office:value-type="float" office:value="-0.384166">
            <text:p>-0.384166</text:p>
          </table:table-cell>
          <table:table-cell table:number-columns-repeated="7"/>
        </table:table-row>
        <table:table-row table:style-name="ro1">
          <table:table-cell office:value-type="string">
            <text:p>2015:08</text:p>
          </table:table-cell>
          <table:table-cell office:value-type="float" office:value="4.435151">
            <text:p>4.435151</text:p>
          </table:table-cell>
          <table:table-cell office:value-type="float" office:value="4.390293">
            <text:p>4.390293</text:p>
          </table:table-cell>
          <table:table-cell office:value-type="float" office:value="0.044858">
            <text:p>0.044858</text:p>
          </table:table-cell>
          <table:table-cell table:number-columns-repeated="7"/>
        </table:table-row>
        <table:table-row table:style-name="ro1">
          <table:table-cell office:value-type="string">
            <text:p>2015:09</text:p>
          </table:table-cell>
          <table:table-cell office:value-type="float" office:value="3.576413">
            <text:p>3.576413</text:p>
          </table:table-cell>
          <table:table-cell office:value-type="float" office:value="3.367148">
            <text:p>3.367148</text:p>
          </table:table-cell>
          <table:table-cell office:value-type="float" office:value="0.209265">
            <text:p>0.209265</text:p>
          </table:table-cell>
          <table:table-cell table:number-columns-repeated="7"/>
        </table:table-row>
        <table:table-row table:style-name="ro1">
          <table:table-cell office:value-type="string">
            <text:p>2015:10</text:p>
          </table:table-cell>
          <table:table-cell office:value-type="float" office:value="3.175273">
            <text:p>3.175273</text:p>
          </table:table-cell>
          <table:table-cell office:value-type="float" office:value="2.993124">
            <text:p>2.993124</text:p>
          </table:table-cell>
          <table:table-cell office:value-type="float" office:value="0.182149">
            <text:p>0.182149</text:p>
          </table:table-cell>
          <table:table-cell table:number-columns-repeated="7"/>
        </table:table-row>
        <table:table-row table:style-name="ro1">
          <table:table-cell office:value-type="string">
            <text:p>2015:11</text:p>
          </table:table-cell>
          <table:table-cell office:value-type="float" office:value="2.224544">
            <text:p>2.224544</text:p>
          </table:table-cell>
          <table:table-cell office:value-type="float" office:value="2.510192">
            <text:p>2.510192</text:p>
          </table:table-cell>
          <table:table-cell office:value-type="float" office:value="-0.285649">
            <text:p>-0.285649</text:p>
          </table:table-cell>
          <table:table-cell table:number-columns-repeated="7"/>
        </table:table-row>
        <table:table-row table:style-name="ro1">
          <table:table-cell office:value-type="string">
            <text:p>2015:12</text:p>
          </table:table-cell>
          <table:table-cell office:value-type="float" office:value="3.174562">
            <text:p>3.174562</text:p>
          </table:table-cell>
          <table:table-cell office:value-type="float" office:value="2.962972">
            <text:p>2.962972</text:p>
          </table:table-cell>
          <table:table-cell office:value-type="float" office:value="0.21159">
            <text:p>0.21159</text:p>
          </table:table-cell>
          <table:table-cell table:number-columns-repeated="7"/>
        </table:table-row>
        <table:table-row table:style-name="ro1">
          <table:table-cell office:value-type="string">
            <text:p>2016:01</text:p>
          </table:table-cell>
          <table:table-cell office:value-type="float" office:value="2.095211">
            <text:p>2.095211</text:p>
          </table:table-cell>
          <table:table-cell office:value-type="float" office:value="1.944694">
            <text:p>1.944694</text:p>
          </table:table-cell>
          <table:table-cell office:value-type="float" office:value="0.150517">
            <text:p>0.150517</text:p>
          </table:table-cell>
          <table:table-cell table:number-columns-repeated="7"/>
        </table:table-row>
        <table:table-row table:style-name="ro1">
          <table:table-cell office:value-type="string">
            <text:p>2016:02</text:p>
          </table:table-cell>
          <table:table-cell office:value-type="float" office:value="2.874841">
            <text:p>2.874841</text:p>
          </table:table-cell>
          <table:table-cell office:value-type="float" office:value="3.186072">
            <text:p>3.186072</text:p>
          </table:table-cell>
          <table:table-cell office:value-type="float" office:value="-0.311231">
            <text:p>-0.311231</text:p>
          </table:table-cell>
          <table:table-cell table:number-columns-repeated="7"/>
        </table:table-row>
        <table:table-row table:style-name="ro1">
          <table:table-cell office:value-type="string">
            <text:p>2016:03</text:p>
          </table:table-cell>
          <table:table-cell office:value-type="float" office:value="2.619951">
            <text:p>2.619951</text:p>
          </table:table-cell>
          <table:table-cell office:value-type="float" office:value="2.500752">
            <text:p>2.500752</text:p>
          </table:table-cell>
          <table:table-cell office:value-type="float" office:value="0.119198">
            <text:p>0.119198</text:p>
          </table:table-cell>
          <table:table-cell table:number-columns-repeated="7"/>
        </table:table-row>
        <table:table-row table:style-name="ro1">
          <table:table-cell office:value-type="string">
            <text:p>2016:04</text:p>
          </table:table-cell>
          <table:table-cell office:value-type="float" office:value="3.263935">
            <text:p>3.263935</text:p>
          </table:table-cell>
          <table:table-cell office:value-type="float" office:value="3.499942">
            <text:p>3.499942</text:p>
          </table:table-cell>
          <table:table-cell office:value-type="float" office:value="-0.236007">
            <text:p>-0.236007</text:p>
          </table:table-cell>
          <table:table-cell table:number-columns-repeated="7"/>
        </table:table-row>
        <table:table-row table:style-name="ro1">
          <table:table-cell office:value-type="string">
            <text:p>2016:05</text:p>
          </table:table-cell>
          <table:table-cell office:value-type="float" office:value="2.725868">
            <text:p>2.725868</text:p>
          </table:table-cell>
          <table:table-cell office:value-type="float" office:value="2.615569">
            <text:p>2.615569</text:p>
          </table:table-cell>
          <table:table-cell office:value-type="float" office:value="0.110299">
            <text:p>0.110299</text:p>
          </table:table-cell>
          <table:table-cell table:number-columns-repeated="7"/>
        </table:table-row>
        <table:table-row table:style-name="ro1">
          <table:table-cell office:value-type="string">
            <text:p>2016:06</text:p>
          </table:table-cell>
          <table:table-cell office:value-type="float" office:value="3.524202">
            <text:p>3.524202</text:p>
          </table:table-cell>
          <table:table-cell office:value-type="float" office:value="3.922983">
            <text:p>3.922983</text:p>
          </table:table-cell>
          <table:table-cell office:value-type="float" office:value="-0.398781">
            <text:p>-0.398781</text:p>
          </table:table-cell>
          <table:table-cell table:number-columns-repeated="7"/>
        </table:table-row>
        <table:table-row table:style-name="ro1">
          <table:table-cell office:value-type="string">
            <text:p>2016:07</text:p>
          </table:table-cell>
          <table:table-cell office:value-type="float" office:value="2.087488">
            <text:p>2.087488</text:p>
          </table:table-cell>
          <table:table-cell office:value-type="float" office:value="2.357031">
            <text:p>2.357031</text:p>
          </table:table-cell>
          <table:table-cell office:value-type="float" office:value="-0.269544">
            <text:p>-0.269544</text:p>
          </table:table-cell>
          <table:table-cell table:number-columns-repeated="7"/>
        </table:table-row>
        <table:table-row table:style-name="ro1">
          <table:table-cell office:value-type="string">
            <text:p>2016:08</text:p>
          </table:table-cell>
          <table:table-cell office:value-type="float" office:value="3.673964">
            <text:p>3.673964</text:p>
          </table:table-cell>
          <table:table-cell office:value-type="float" office:value="3.565434">
            <text:p>3.565434</text:p>
          </table:table-cell>
          <table:table-cell office:value-type="float" office:value="0.108529">
            <text:p>0.108529</text:p>
          </table:table-cell>
          <table:table-cell table:number-columns-repeated="7"/>
        </table:table-row>
        <table:table-row table:style-name="ro1">
          <table:table-cell office:value-type="string">
            <text:p>2016:09</text:p>
          </table:table-cell>
          <table:table-cell office:value-type="float" office:value="3.798169">
            <text:p>3.798169</text:p>
          </table:table-cell>
          <table:table-cell office:value-type="float" office:value="3.803306">
            <text:p>3.803306</text:p>
          </table:table-cell>
          <table:table-cell office:value-type="float" office:value="-0.005138">
            <text:p>-0.005138</text:p>
          </table:table-cell>
          <table:table-cell table:number-columns-repeated="7"/>
        </table:table-row>
        <table:table-row table:style-name="ro1">
          <table:table-cell office:value-type="string">
            <text:p>2016:10</text:p>
          </table:table-cell>
          <table:table-cell office:value-type="float" office:value="3.807956">
            <text:p>3.807956</text:p>
          </table:table-cell>
          <table:table-cell office:value-type="float" office:value="4.426991">
            <text:p>4.426991</text:p>
          </table:table-cell>
          <table:table-cell office:value-type="float" office:value="-0.619035">
            <text:p>-0.619035</text:p>
          </table:table-cell>
          <table:table-cell table:number-columns-repeated="7"/>
        </table:table-row>
        <table:table-row table:style-name="ro1">
          <table:table-cell office:value-type="string">
            <text:p>2016:11</text:p>
          </table:table-cell>
          <table:table-cell office:value-type="float" office:value="3.101833">
            <text:p>3.101833</text:p>
          </table:table-cell>
          <table:table-cell office:value-type="float" office:value="3.175653">
            <text:p>3.175653</text:p>
          </table:table-cell>
          <table:table-cell office:value-type="float" office:value="-0.07382">
            <text:p>-0.07382</text:p>
          </table:table-cell>
          <table:table-cell table:number-columns-repeated="7"/>
        </table:table-row>
        <table:table-row table:style-name="ro1">
          <table:table-cell office:value-type="string">
            <text:p>2016:12</text:p>
          </table:table-cell>
          <table:table-cell office:value-type="float" office:value="3.985966">
            <text:p>3.985966</text:p>
          </table:table-cell>
          <table:table-cell office:value-type="float" office:value="3.683896">
            <text:p>3.683896</text:p>
          </table:table-cell>
          <table:table-cell office:value-type="float" office:value="0.30207">
            <text:p>0.30207</text:p>
          </table:table-cell>
          <table:table-cell table:number-columns-repeated="7"/>
        </table:table-row>
        <table:table-row table:style-name="ro1"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151966">
            <text:p>4.151966</text:p>
          </table:table-cell>
          <table:table-cell office:value-type="float" office:value="0.014419">
            <text:p>0.014419</text:p>
          </table:table-cell>
          <table:table-cell table:number-columns-repeated="7"/>
        </table:table-row>
        <table:table-row table:style-name="ro1"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3.906545">
            <text:p>3.906545</text:p>
          </table:table-cell>
          <table:table-cell office:value-type="float" office:value="-0.042379">
            <text:p>-0.042379</text:p>
          </table:table-cell>
          <table:table-cell table:number-columns-repeated="7"/>
        </table:table-row>
        <table:table-row table:style-name="ro1"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5.141204">
            <text:p>5.141204</text:p>
          </table:table-cell>
          <table:table-cell office:value-type="float" office:value="0.266926">
            <text:p>0.266926</text:p>
          </table:table-cell>
          <table:table-cell table:number-columns-repeated="7"/>
        </table:table-row>
        <table:table-row table:style-name="ro1"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294914">
            <text:p>4.294914</text:p>
          </table:table-cell>
          <table:table-cell office:value-type="float" office:value="0.32554">
            <text:p>0.32554</text:p>
          </table:table-cell>
          <table:table-cell table:number-columns-repeated="7"/>
        </table:table-row>
        <table:table-row table:style-name="ro1"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4.157755">
            <text:p>4.157755</text:p>
          </table:table-cell>
          <table:table-cell office:value-type="float" office:value="0.746192">
            <text:p>0.746192</text:p>
          </table:table-cell>
          <table:table-cell office:value-type="string">
            <text:p>*</text:p>
          </table:table-cell>
          <table:table-cell table:number-columns-repeated="6"/>
        </table:table-row>
        <table:table-row table:style-name="ro1"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228097">
            <text:p>3.228097</text:p>
          </table:table-cell>
          <table:table-cell office:value-type="float" office:value="-0.522006">
            <text:p>-0.522006</text:p>
          </table:table-cell>
          <table:table-cell table:number-columns-repeated="7"/>
        </table:table-row>
        <table:table-row table:style-name="ro1"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398276">
            <text:p>4.398276</text:p>
          </table:table-cell>
          <table:table-cell office:value-type="float" office:value="0.365974">
            <text:p>0.365974</text:p>
          </table:table-cell>
          <table:table-cell table:number-columns-repeated="7"/>
        </table:table-row>
        <table:table-row table:style-name="ro1"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5.121857">
            <text:p>5.121857</text:p>
          </table:table-cell>
          <table:table-cell office:value-type="float" office:value="0.056499">
            <text:p>0.056499</text:p>
          </table:table-cell>
          <table:table-cell table:number-columns-repeated="7"/>
        </table:table-row>
        <table:table-row table:style-name="ro1">
          <table:table-cell office:value-type="string">
            <text:p>2017:09</text:p>
          </table:table-cell>
          <table:table-cell office:value-type="float" office:value="4.556968">
            <text:p>4.556968</text:p>
          </table:table-cell>
          <table:table-cell office:value-type="float" office:value="4.634522">
            <text:p>4.634522</text:p>
          </table:table-cell>
          <table:table-cell office:value-type="float" office:value="-0.077554">
            <text:p>-0.077554</text:p>
          </table:table-cell>
          <table:table-cell table:number-columns-repeated="7"/>
        </table:table-row>
        <table:table-row table:style-name="ro1"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4.420039">
            <text:p>4.420039</text:p>
          </table:table-cell>
          <table:table-cell office:value-type="float" office:value="-0.154507">
            <text:p>-0.154507</text:p>
          </table:table-cell>
          <table:table-cell table:number-columns-repeated="7"/>
        </table:table-row>
        <table:table-row table:style-name="ro1"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4.034426">
            <text:p>4.034426</text:p>
          </table:table-cell>
          <table:table-cell office:value-type="float" office:value="-0.229266">
            <text:p>-0.229266</text:p>
          </table:table-cell>
          <table:table-cell table:number-columns-repeated="7"/>
        </table:table-row>
        <table:table-row table:style-name="ro1"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3.837635">
            <text:p>3.837635</text:p>
          </table:table-cell>
          <table:table-cell office:value-type="float" office:value="-0.407912">
            <text:p>-0.407912</text:p>
          </table:table-cell>
          <table:table-cell table:number-columns-repeated="7"/>
        </table:table-row>
        <table:table-row table:style-name="ro1"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658453">
            <text:p>3.658453</text:p>
          </table:table-cell>
          <table:table-cell office:value-type="float" office:value="-0.024794">
            <text:p>-0.024794</text:p>
          </table:table-cell>
          <table:table-cell table:number-columns-repeated="7"/>
        </table:table-row>
        <table:table-row table:style-name="ro1"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298157">
            <text:p>3.298157</text:p>
          </table:table-cell>
          <table:table-cell office:value-type="float" office:value="0.316241">
            <text:p>0.316241</text:p>
          </table:table-cell>
          <table:table-cell table:number-columns-repeated="7"/>
        </table:table-row>
        <table:table-row table:style-name="ro1"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137402">
            <text:p>4.137402</text:p>
          </table:table-cell>
          <table:table-cell office:value-type="float" office:value="-0.088445">
            <text:p>-0.088445</text:p>
          </table:table-cell>
          <table:table-cell table:number-columns-repeated="7"/>
        </table:table-row>
        <table:table-row table:style-name="ro1"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415252">
            <text:p>4.415252</text:p>
          </table:table-cell>
          <table:table-cell office:value-type="float" office:value="0.537791">
            <text:p>0.537791</text:p>
          </table:table-cell>
          <table:table-cell table:number-columns-repeated="7"/>
        </table:table-row>
        <table:table-row table:style-name="ro1"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4.373069">
            <text:p>4.373069</text:p>
          </table:table-cell>
          <table:table-cell office:value-type="float" office:value="0.14501">
            <text:p>0.14501</text:p>
          </table:table-cell>
          <table:table-cell table:number-columns-repeated="7"/>
        </table:table-row>
        <table:table-row table:style-name="ro1"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2.714736">
            <text:p>2.714736</text:p>
          </table:table-cell>
          <table:table-cell office:value-type="float" office:value="-0.45505">
            <text:p>-0.45505</text:p>
          </table:table-cell>
          <table:table-cell table:number-columns-repeated="7"/>
        </table:table-row>
        <table:table-row table:style-name="ro1"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4.896931">
            <text:p>4.896931</text:p>
          </table:table-cell>
          <table:table-cell office:value-type="float" office:value="0.417419">
            <text:p>0.417419</text:p>
          </table:table-cell>
          <table:table-cell table:number-columns-repeated="7"/>
        </table:table-row>
        <table:table-row table:style-name="ro1"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715471">
            <text:p>4.715471</text:p>
          </table:table-cell>
          <table:table-cell office:value-type="float" office:value="-0.148149">
            <text:p>-0.148149</text:p>
          </table:table-cell>
          <table:table-cell table:number-columns-repeated="7"/>
        </table:table-row>
        <table:table-row table:style-name="ro1"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341805">
            <text:p>4.341805</text:p>
          </table:table-cell>
          <table:table-cell office:value-type="float" office:value="-0.240719">
            <text:p>-0.240719</text:p>
          </table:table-cell>
          <table:table-cell table:number-columns-repeated="7"/>
        </table:table-row>
        <table:table-row table:style-name="ro1"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2.904915">
            <text:p>2.904915</text:p>
          </table:table-cell>
          <table:table-cell office:value-type="float" office:value="0.271712">
            <text:p>0.271712</text:p>
          </table:table-cell>
          <table:table-cell table:number-columns-repeated="7"/>
        </table:table-row>
        <table:table-row table:style-name="ro1"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149111">
            <text:p>3.149111</text:p>
          </table:table-cell>
          <table:table-cell office:value-type="float" office:value="-0.288025">
            <text:p>-0.288025</text:p>
          </table:table-cell>
          <table:table-cell table:number-columns-repeated="7"/>
        </table:table-row>
        <table:table-row table:style-name="ro1"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838386">
            <text:p>2.838386</text:p>
          </table:table-cell>
          <table:table-cell office:value-type="float" office:value="-0.361954">
            <text:p>-0.361954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:</text:p>
          </table:table-cell>
          <table:table-cell office:value-type="string">
            <text:p>*</text:p>
          </table:table-cell>
          <table:table-cell office:value-type="string">
            <text:p>denotes</text:p>
          </table:table-cell>
          <table:table-cell office:value-type="string">
            <text:p>a</text:p>
          </table:table-cell>
          <table:table-cell office:value-type="string">
            <text:p>residual</text:p>
          </table:table-cell>
          <table:table-cell office:value-type="string">
            <text:p>in</text:p>
          </table:table-cell>
          <table:table-cell office:value-type="string">
            <text:p>excess</text:p>
          </table:table-cell>
          <table:table-cell office:value-type="string">
            <text:p>of</text:p>
          </table:table-cell>
          <table:table-cell office:value-type="float" office:value="2.5">
            <text:p>2.5</text:p>
          </table:table-cell>
          <table:table-cell office:value-type="string">
            <text:p>standard</text:p>
          </table:table-cell>
          <table:table-cell office:value-type="string">
            <text:p>errors</text:p>
          </table:table-cell>
        </table:table-row>
        <table:table-row table:style-name="ro1">
          <table:table-cell/>
          <table:table-cell office:value-type="string">
            <text:p>Forecast</text:p>
          </table:table-cell>
          <table:table-cell office:value-type="string">
            <text:p>evaluation</text:p>
          </table:table-cell>
          <table:table-cell office:value-type="string">
            <text:p>statistics</text:p>
          </table:table-cell>
          <table:table-cell office:value-type="string">
            <text:p>using</text:p>
          </table:table-cell>
          <table:table-cell office:value-type="float" office:value="144">
            <text:p>144</text:p>
          </table:table-cell>
          <table:table-cell office:value-type="string">
            <text:p>observations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Error</text:p>
          </table:table-cell>
          <table:table-cell office:value-type="float" office:value="-0.00029015">
            <text:p>-0.000290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ot</text:p>
          </table:table-cell>
          <table:table-cell office:value-type="string">
            <text:p>Mean</text:p>
          </table:table-cell>
          <table:table-cell office:value-type="string">
            <text:p>Squared</text:p>
          </table:table-cell>
          <table:table-cell office:value-type="string">
            <text:p>Error</text:p>
          </table:table-cell>
          <table:table-cell office:value-type="float" office:value="0.28724">
            <text:p>0.2872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Absolute</text:p>
          </table:table-cell>
          <table:table-cell office:value-type="string">
            <text:p>Error</text:p>
          </table:table-cell>
          <table:table-cell office:value-type="float" office:value="0.23611">
            <text:p>0.2361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Percentage</text:p>
          </table:table-cell>
          <table:table-cell office:value-type="string">
            <text:p>Error</text:p>
          </table:table-cell>
          <table:table-cell office:value-type="float" office:value="0.067123">
            <text:p>0.06712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Absolute</text:p>
          </table:table-cell>
          <table:table-cell office:value-type="string">
            <text:p>Percentage</text:p>
          </table:table-cell>
          <table:table-cell office:value-type="string">
            <text:p>Error</text:p>
          </table:table-cell>
          <table:table-cell office:value-type="float" office:value="12.06">
            <text:p>12.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eil's</text:p>
          </table:table-cell>
          <table:table-cell office:value-type="string">
            <text:p>U</text:p>
          </table:table-cell>
          <table:table-cell office:value-type="float" office:value="0.3651">
            <text:p>0.3651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2/03/2020</text:date>, <text:time>11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12:20.38</meta:creation-date>
    <dc:date>2020-02-03T11:41:43.41</dc:date>
    <meta:editing-duration>PT19H38M46S</meta:editing-duration>
    <meta:editing-cycles>3</meta:editing-cycles>
    <meta:generator>OpenOffice/4.1.7$Win32 OpenOffice.org_project/417m1$Build-9800</meta:generator>
    <meta:document-statistic meta:table-count="3" meta:cell-count="1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78cm" svg:height="13.364cm" xlink:href=".." xlink:type="simple" chart:class="chart:line" chart:style-name="ch1">
        <chart:legend chart:legend-position="end" svg:x="32.526cm" svg:y="6.108cm" style:legend-expansion="high" chart:style-name="ch2"/>
        <chart:plot-area chart:style-name="ch3" table:cell-range-address="Sheet1.A98:Sheet1.C145" chart:data-source-has-labels="column" svg:x="1.157cm" svg:y="1.203cm" svg:width="29.955cm" svg:height="11.474cm">
          <chartooo:coordinate-region svg:x="1.766cm" svg:y="1.415cm" svg:width="28.737cm" svg:height="10.165cm"/>
          <chart:axis chart:dimension="x" chart:name="primary-x" chart:style-name="ch4" chartooo:axis-type="auto">
            <chartooo:date-scale/>
            <chart:categories table:cell-range-address="Sheet1.A98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8:Sheet1.B145" chart:class="chart:line">
            <chart:data-point chart:repeated="48"/>
          </chart:series>
          <chart:series chart:style-name="ch7" chart:values-cell-range-address="Sheet1.C98:Sheet1.C145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5:01</text:p>
                <draw:g>
                  <svg:desc>Sheet1.A98:Sheet1.A145</svg:desc>
                </draw:g>
              </table:table-cell>
              <table:table-cell office:value-type="float" office:value="2.261393">
                <text:p>2.261393</text:p>
                <draw:g>
                  <svg:desc>Sheet1.B98:Sheet1.B145</svg:desc>
                </draw:g>
              </table:table-cell>
              <table:table-cell office:value-type="float" office:value="2.152462">
                <text:p>2.152462</text:p>
                <draw:g>
                  <svg:desc>Sheet1.C98:Sheet1.C145</svg:desc>
                </draw:g>
              </table:table-cell>
            </table:table-row>
            <table:table-row>
              <table:table-cell office:value-type="string">
                <text:p>2015:02</text:p>
              </table:table-cell>
              <table:table-cell office:value-type="float" office:value="2.499018">
                <text:p>2.499018</text:p>
              </table:table-cell>
              <table:table-cell office:value-type="float" office:value="2.162431">
                <text:p>2.162431</text:p>
              </table:table-cell>
            </table:table-row>
            <table:table-row>
              <table:table-cell office:value-type="string">
                <text:p>2015:03</text:p>
              </table:table-cell>
              <table:table-cell office:value-type="float" office:value="3.189885">
                <text:p>3.189885</text:p>
              </table:table-cell>
              <table:table-cell office:value-type="float" office:value="3.28115">
                <text:p>3.28115</text:p>
              </table:table-cell>
            </table:table-row>
            <table:table-row>
              <table:table-cell office:value-type="string">
                <text:p>2015:04</text:p>
              </table:table-cell>
              <table:table-cell office:value-type="float" office:value="4.412507">
                <text:p>4.412507</text:p>
              </table:table-cell>
              <table:table-cell office:value-type="float" office:value="4.260383">
                <text:p>4.260383</text:p>
              </table:table-cell>
            </table:table-row>
            <table:table-row>
              <table:table-cell office:value-type="string">
                <text:p>2015:05</text:p>
              </table:table-cell>
              <table:table-cell office:value-type="float" office:value="2.967679">
                <text:p>2.967679</text:p>
              </table:table-cell>
              <table:table-cell office:value-type="float" office:value="3.326979">
                <text:p>3.326979</text:p>
              </table:table-cell>
            </table:table-row>
            <table:table-row>
              <table:table-cell office:value-type="string">
                <text:p>2015:06</text:p>
              </table:table-cell>
              <table:table-cell office:value-type="float" office:value="4.264123">
                <text:p>4.264123</text:p>
              </table:table-cell>
              <table:table-cell office:value-type="float" office:value="3.236908">
                <text:p>3.236908</text:p>
              </table:table-cell>
            </table:table-row>
            <table:table-row>
              <table:table-cell office:value-type="string">
                <text:p>2015:07</text:p>
              </table:table-cell>
              <table:table-cell office:value-type="float" office:value="3.143125">
                <text:p>3.143125</text:p>
              </table:table-cell>
              <table:table-cell office:value-type="float" office:value="3.974475">
                <text:p>3.974475</text:p>
              </table:table-cell>
            </table:table-row>
            <table:table-row>
              <table:table-cell office:value-type="string">
                <text:p>2015:08</text:p>
              </table:table-cell>
              <table:table-cell office:value-type="float" office:value="4.435151">
                <text:p>4.435151</text:p>
              </table:table-cell>
              <table:table-cell office:value-type="float" office:value="3.696498">
                <text:p>3.696498</text:p>
              </table:table-cell>
            </table:table-row>
            <table:table-row>
              <table:table-cell office:value-type="string">
                <text:p>2015:09</text:p>
              </table:table-cell>
              <table:table-cell office:value-type="float" office:value="3.576413">
                <text:p>3.576413</text:p>
              </table:table-cell>
              <table:table-cell office:value-type="float" office:value="3.530507">
                <text:p>3.530507</text:p>
              </table:table-cell>
            </table:table-row>
            <table:table-row>
              <table:table-cell office:value-type="string">
                <text:p>2015:10</text:p>
              </table:table-cell>
              <table:table-cell office:value-type="float" office:value="3.175273">
                <text:p>3.175273</text:p>
              </table:table-cell>
              <table:table-cell office:value-type="float" office:value="3.860414">
                <text:p>3.860414</text:p>
              </table:table-cell>
            </table:table-row>
            <table:table-row>
              <table:table-cell office:value-type="string">
                <text:p>2015:11</text:p>
              </table:table-cell>
              <table:table-cell office:value-type="float" office:value="2.224544">
                <text:p>2.224544</text:p>
              </table:table-cell>
              <table:table-cell office:value-type="float" office:value="2.282387">
                <text:p>2.282387</text:p>
              </table:table-cell>
            </table:table-row>
            <table:table-row>
              <table:table-cell office:value-type="string">
                <text:p>2015:12</text:p>
              </table:table-cell>
              <table:table-cell office:value-type="float" office:value="3.174562">
                <text:p>3.174562</text:p>
              </table:table-cell>
              <table:table-cell office:value-type="float" office:value="2.773024">
                <text:p>2.773024</text:p>
              </table:table-cell>
            </table:table-row>
            <table:table-row>
              <table:table-cell office:value-type="string">
                <text:p>2016:01</text:p>
              </table:table-cell>
              <table:table-cell office:value-type="float" office:value="2.095211">
                <text:p>2.095211</text:p>
              </table:table-cell>
              <table:table-cell office:value-type="float" office:value="2.246176">
                <text:p>2.246176</text:p>
              </table:table-cell>
            </table:table-row>
            <table:table-row>
              <table:table-cell office:value-type="string">
                <text:p>2016:02</text:p>
              </table:table-cell>
              <table:table-cell office:value-type="float" office:value="2.874841">
                <text:p>2.874841</text:p>
              </table:table-cell>
              <table:table-cell office:value-type="float" office:value="3.193517">
                <text:p>3.193517</text:p>
              </table:table-cell>
            </table:table-row>
            <table:table-row>
              <table:table-cell office:value-type="string">
                <text:p>2016:03</text:p>
              </table:table-cell>
              <table:table-cell office:value-type="float" office:value="2.619951">
                <text:p>2.619951</text:p>
              </table:table-cell>
              <table:table-cell office:value-type="float" office:value="2.453648">
                <text:p>2.453648</text:p>
              </table:table-cell>
            </table:table-row>
            <table:table-row>
              <table:table-cell office:value-type="string">
                <text:p>2016:04</text:p>
              </table:table-cell>
              <table:table-cell office:value-type="float" office:value="3.263935">
                <text:p>3.263935</text:p>
              </table:table-cell>
              <table:table-cell office:value-type="float" office:value="3.247656">
                <text:p>3.247656</text:p>
              </table:table-cell>
            </table:table-row>
            <table:table-row>
              <table:table-cell office:value-type="string">
                <text:p>2016:05</text:p>
              </table:table-cell>
              <table:table-cell office:value-type="float" office:value="2.725868">
                <text:p>2.725868</text:p>
              </table:table-cell>
              <table:table-cell office:value-type="float" office:value="3.26224">
                <text:p>3.26224</text:p>
              </table:table-cell>
            </table:table-row>
            <table:table-row>
              <table:table-cell office:value-type="string">
                <text:p>2016:06</text:p>
              </table:table-cell>
              <table:table-cell office:value-type="float" office:value="3.524202">
                <text:p>3.524202</text:p>
              </table:table-cell>
              <table:table-cell office:value-type="float" office:value="3.808145">
                <text:p>3.808145</text:p>
              </table:table-cell>
            </table:table-row>
            <table:table-row>
              <table:table-cell office:value-type="string">
                <text:p>2016:07</text:p>
              </table:table-cell>
              <table:table-cell office:value-type="float" office:value="2.087488">
                <text:p>2.087488</text:p>
              </table:table-cell>
              <table:table-cell office:value-type="float" office:value="1.800905">
                <text:p>1.800905</text:p>
              </table:table-cell>
            </table:table-row>
            <table:table-row>
              <table:table-cell office:value-type="string">
                <text:p>2016:08</text:p>
              </table:table-cell>
              <table:table-cell office:value-type="float" office:value="3.673964">
                <text:p>3.673964</text:p>
              </table:table-cell>
              <table:table-cell office:value-type="float" office:value="3.445864">
                <text:p>3.445864</text:p>
              </table:table-cell>
            </table:table-row>
            <table:table-row>
              <table:table-cell office:value-type="string">
                <text:p>2016:09</text:p>
              </table:table-cell>
              <table:table-cell office:value-type="float" office:value="3.798169">
                <text:p>3.798169</text:p>
              </table:table-cell>
              <table:table-cell office:value-type="float" office:value="2.547982">
                <text:p>2.547982</text:p>
              </table:table-cell>
            </table:table-row>
            <table:table-row>
              <table:table-cell office:value-type="string">
                <text:p>2016:10</text:p>
              </table:table-cell>
              <table:table-cell office:value-type="float" office:value="3.807956">
                <text:p>3.807956</text:p>
              </table:table-cell>
              <table:table-cell office:value-type="float" office:value="3.233661">
                <text:p>3.233661</text:p>
              </table:table-cell>
            </table:table-row>
            <table:table-row>
              <table:table-cell office:value-type="string">
                <text:p>2016:11</text:p>
              </table:table-cell>
              <table:table-cell office:value-type="float" office:value="3.101833">
                <text:p>3.101833</text:p>
              </table:table-cell>
              <table:table-cell office:value-type="float" office:value="2.738899">
                <text:p>2.738899</text:p>
              </table:table-cell>
            </table:table-row>
            <table:table-row>
              <table:table-cell office:value-type="string">
                <text:p>2016:12</text:p>
              </table:table-cell>
              <table:table-cell office:value-type="float" office:value="3.985966">
                <text:p>3.985966</text:p>
              </table:table-cell>
              <table:table-cell office:value-type="float" office:value="3.676463">
                <text:p>3.676463</text:p>
              </table:table-cell>
            </table:table-row>
            <table:table-row>
              <table:table-cell office:value-type="string">
                <text:p>2017:01</text:p>
              </table:table-cell>
              <table:table-cell office:value-type="float" office:value="4.166384">
                <text:p>4.166384</text:p>
              </table:table-cell>
              <table:table-cell office:value-type="float" office:value="4.00984">
                <text:p>4.00984</text:p>
              </table:table-cell>
            </table:table-row>
            <table:table-row>
              <table:table-cell office:value-type="string">
                <text:p>2017:02</text:p>
              </table:table-cell>
              <table:table-cell office:value-type="float" office:value="3.864167">
                <text:p>3.864167</text:p>
              </table:table-cell>
              <table:table-cell office:value-type="float" office:value="3.997977">
                <text:p>3.997977</text:p>
              </table:table-cell>
            </table:table-row>
            <table:table-row>
              <table:table-cell office:value-type="string">
                <text:p>2017:03</text:p>
              </table:table-cell>
              <table:table-cell office:value-type="float" office:value="5.40813">
                <text:p>5.40813</text:p>
              </table:table-cell>
              <table:table-cell office:value-type="float" office:value="4.437845">
                <text:p>4.437845</text:p>
              </table:table-cell>
            </table:table-row>
            <table:table-row>
              <table:table-cell office:value-type="string">
                <text:p>2017:04</text:p>
              </table:table-cell>
              <table:table-cell office:value-type="float" office:value="4.620455">
                <text:p>4.620455</text:p>
              </table:table-cell>
              <table:table-cell office:value-type="float" office:value="4.877741">
                <text:p>4.877741</text:p>
              </table:table-cell>
            </table:table-row>
            <table:table-row>
              <table:table-cell office:value-type="string">
                <text:p>2017:05</text:p>
              </table:table-cell>
              <table:table-cell office:value-type="float" office:value="4.903947">
                <text:p>4.903947</text:p>
              </table:table-cell>
              <table:table-cell office:value-type="float" office:value="4.261205">
                <text:p>4.261205</text:p>
              </table:table-cell>
            </table:table-row>
            <table:table-row>
              <table:table-cell office:value-type="string">
                <text:p>2017:06</text:p>
              </table:table-cell>
              <table:table-cell office:value-type="float" office:value="2.706091">
                <text:p>2.706091</text:p>
              </table:table-cell>
              <table:table-cell office:value-type="float" office:value="3.772705">
                <text:p>3.772705</text:p>
              </table:table-cell>
            </table:table-row>
            <table:table-row>
              <table:table-cell office:value-type="string">
                <text:p>2017:07</text:p>
              </table:table-cell>
              <table:table-cell office:value-type="float" office:value="4.76425">
                <text:p>4.76425</text:p>
              </table:table-cell>
              <table:table-cell office:value-type="float" office:value="4.625356">
                <text:p>4.625356</text:p>
              </table:table-cell>
            </table:table-row>
            <table:table-row>
              <table:table-cell office:value-type="string">
                <text:p>2017:08</text:p>
              </table:table-cell>
              <table:table-cell office:value-type="float" office:value="5.178357">
                <text:p>5.178357</text:p>
              </table:table-cell>
              <table:table-cell office:value-type="float" office:value="4.886644">
                <text:p>4.886644</text:p>
              </table:table-cell>
            </table:table-row>
            <table:table-row>
              <table:table-cell office:value-type="string">
                <text:p>2017:09</text:p>
              </table:table-cell>
              <table:table-cell office:value-type="float" office:value="4.556968">
                <text:p>4.556968</text:p>
              </table:table-cell>
              <table:table-cell office:value-type="float" office:value="4.93383">
                <text:p>4.93383</text:p>
              </table:table-cell>
            </table:table-row>
            <table:table-row>
              <table:table-cell office:value-type="string">
                <text:p>2017:10</text:p>
              </table:table-cell>
              <table:table-cell office:value-type="float" office:value="4.265531">
                <text:p>4.265531</text:p>
              </table:table-cell>
              <table:table-cell office:value-type="float" office:value="5.006647">
                <text:p>5.006647</text:p>
              </table:table-cell>
            </table:table-row>
            <table:table-row>
              <table:table-cell office:value-type="string">
                <text:p>2017:11</text:p>
              </table:table-cell>
              <table:table-cell office:value-type="float" office:value="3.80516">
                <text:p>3.80516</text:p>
              </table:table-cell>
              <table:table-cell office:value-type="float" office:value="3.830539">
                <text:p>3.830539</text:p>
              </table:table-cell>
            </table:table-row>
            <table:table-row>
              <table:table-cell office:value-type="string">
                <text:p>2017:12</text:p>
              </table:table-cell>
              <table:table-cell office:value-type="float" office:value="3.429724">
                <text:p>3.429724</text:p>
              </table:table-cell>
              <table:table-cell office:value-type="float" office:value="4.172292">
                <text:p>4.172292</text:p>
              </table:table-cell>
            </table:table-row>
            <table:table-row>
              <table:table-cell office:value-type="string">
                <text:p>2018:01</text:p>
              </table:table-cell>
              <table:table-cell office:value-type="float" office:value="3.633659">
                <text:p>3.633659</text:p>
              </table:table-cell>
              <table:table-cell office:value-type="float" office:value="3.714023">
                <text:p>3.714023</text:p>
              </table:table-cell>
            </table:table-row>
            <table:table-row>
              <table:table-cell office:value-type="string">
                <text:p>2018:02</text:p>
              </table:table-cell>
              <table:table-cell office:value-type="float" office:value="3.614399">
                <text:p>3.614399</text:p>
              </table:table-cell>
              <table:table-cell office:value-type="float" office:value="3.428333">
                <text:p>3.428333</text:p>
              </table:table-cell>
            </table:table-row>
            <table:table-row>
              <table:table-cell office:value-type="string">
                <text:p>2018:03</text:p>
              </table:table-cell>
              <table:table-cell office:value-type="float" office:value="4.048957">
                <text:p>4.048957</text:p>
              </table:table-cell>
              <table:table-cell office:value-type="float" office:value="4.152023">
                <text:p>4.152023</text:p>
              </table:table-cell>
            </table:table-row>
            <table:table-row>
              <table:table-cell office:value-type="string">
                <text:p>2018:04</text:p>
              </table:table-cell>
              <table:table-cell office:value-type="float" office:value="4.953043">
                <text:p>4.953043</text:p>
              </table:table-cell>
              <table:table-cell office:value-type="float" office:value="4.291218">
                <text:p>4.291218</text:p>
              </table:table-cell>
            </table:table-row>
            <table:table-row>
              <table:table-cell office:value-type="string">
                <text:p>2018:05</text:p>
              </table:table-cell>
              <table:table-cell office:value-type="float" office:value="4.518079">
                <text:p>4.518079</text:p>
              </table:table-cell>
              <table:table-cell office:value-type="float" office:value="4.403046">
                <text:p>4.403046</text:p>
              </table:table-cell>
            </table:table-row>
            <table:table-row>
              <table:table-cell office:value-type="string">
                <text:p>2018:06</text:p>
              </table:table-cell>
              <table:table-cell office:value-type="float" office:value="2.259685">
                <text:p>2.259685</text:p>
              </table:table-cell>
              <table:table-cell office:value-type="float" office:value="2.963156">
                <text:p>2.963156</text:p>
              </table:table-cell>
            </table:table-row>
            <table:table-row>
              <table:table-cell office:value-type="string">
                <text:p>2018:07</text:p>
              </table:table-cell>
              <table:table-cell office:value-type="float" office:value="5.31435">
                <text:p>5.31435</text:p>
              </table:table-cell>
              <table:table-cell office:value-type="float" office:value="5.13644">
                <text:p>5.13644</text:p>
              </table:table-cell>
            </table:table-row>
            <table:table-row>
              <table:table-cell office:value-type="string">
                <text:p>2018:08</text:p>
              </table:table-cell>
              <table:table-cell office:value-type="float" office:value="4.567322">
                <text:p>4.567322</text:p>
              </table:table-cell>
              <table:table-cell office:value-type="float" office:value="4.928855">
                <text:p>4.928855</text:p>
              </table:table-cell>
            </table:table-row>
            <table:table-row>
              <table:table-cell office:value-type="string">
                <text:p>2018:09</text:p>
              </table:table-cell>
              <table:table-cell office:value-type="float" office:value="4.101086">
                <text:p>4.101086</text:p>
              </table:table-cell>
              <table:table-cell office:value-type="float" office:value="4.29811">
                <text:p>4.29811</text:p>
              </table:table-cell>
            </table:table-row>
            <table:table-row>
              <table:table-cell office:value-type="string">
                <text:p>2018:10</text:p>
              </table:table-cell>
              <table:table-cell office:value-type="float" office:value="3.176627">
                <text:p>3.176627</text:p>
              </table:table-cell>
              <table:table-cell office:value-type="float" office:value="3.976957">
                <text:p>3.976957</text:p>
              </table:table-cell>
            </table:table-row>
            <table:table-row>
              <table:table-cell office:value-type="string">
                <text:p>2018:11</text:p>
              </table:table-cell>
              <table:table-cell office:value-type="float" office:value="2.861086">
                <text:p>2.861086</text:p>
              </table:table-cell>
              <table:table-cell office:value-type="float" office:value="3.142506">
                <text:p>3.142506</text:p>
              </table:table-cell>
            </table:table-row>
            <table:table-row>
              <table:table-cell office:value-type="string">
                <text:p>2018:12</text:p>
              </table:table-cell>
              <table:table-cell office:value-type="float" office:value="2.476432">
                <text:p>2.476432</text:p>
              </table:table-cell>
              <table:table-cell office:value-type="float" office:value="2.82926">
                <text:p>2.82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